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C80000002DC6FF9B7815263DA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591in"/>
    </style:style>
    <style:style style:name="co2" style:family="table-column">
      <style:table-column-properties fo:break-before="auto" style:column-width="2.9555in"/>
    </style:style>
    <style:style style:name="co3" style:family="table-column">
      <style:table-column-properties fo:break-before="auto" style:column-width="4.0126in"/>
    </style:style>
    <style:style style:name="co4" style:family="table-column">
      <style:table-column-properties fo:break-before="auto" style:column-width="1.0366in"/>
    </style:style>
    <style:style style:name="co5" style:family="table-column">
      <style:table-column-properties fo:break-before="auto" style:column-width="1.0181in"/>
    </style:style>
    <style:style style:name="co6" style:family="table-column">
      <style:table-column-properties fo:break-before="auto" style:column-width="0.5965in"/>
    </style:style>
    <style:style style:name="co7" style:family="table-column">
      <style:table-column-properties fo:break-before="auto" style:column-width="0.2457in"/>
    </style:style>
    <style:style style:name="co8" style:family="table-column">
      <style:table-column-properties fo:break-before="auto" style:column-width="0.8299in"/>
    </style:style>
    <style:style style:name="co9" style:family="table-column">
      <style:table-column-properties fo:break-before="auto" style:column-width="1.0047in"/>
    </style:style>
    <style:style style:name="co10" style:family="table-column">
      <style:table-column-properties fo:break-before="auto" style:column-width="8.4728in"/>
    </style:style>
    <style:style style:name="co11" style:family="table-column">
      <style:table-column-properties fo:break-before="auto" style:column-width="0.8882in"/>
    </style:style>
    <style:style style:name="ro1" style:family="table-row">
      <style:table-row-properties style:row-height="1.078in" fo:break-before="auto" style:use-optimal-row-height="false"/>
    </style:style>
    <style:style style:name="ro2" style:family="table-row">
      <style:table-row-properties style:row-height="0.4165in" fo:break-before="auto" style:use-optimal-row-height="false"/>
    </style:style>
    <style:style style:name="ro3" style:family="table-row">
      <style:table-row-properties style:row-height="0.2083in" fo:break-before="auto" style:use-optimal-row-height="false"/>
    </style:style>
    <style:style style:name="ro4" style:family="table-row">
      <style:table-row-properties style:row-height="1.2299in" fo:break-before="auto" style:use-optimal-row-height="false"/>
    </style:style>
    <style:style style:name="ro5" style:family="table-row">
      <style:table-row-properties style:row-height="0.9673in" fo:break-before="auto" style:use-optimal-row-height="false"/>
    </style:style>
    <style:style style:name="ro6" style:family="table-row">
      <style:table-row-properties style:row-height="0.5937in" fo:break-before="auto" style:use-optimal-row-height="false"/>
    </style:style>
    <style:style style:name="ro7" style:family="table-row">
      <style:table-row-properties style:row-height="0.4417in" fo:break-before="auto" style:use-optimal-row-height="false"/>
    </style:style>
    <style:style style:name="ro8" style:family="table-row">
      <style:table-row-properties style:row-height="0.7736in" fo:break-before="auto" style:use-optimal-row-height="false"/>
    </style:style>
    <style:style style:name="ro9" style:family="table-row">
      <style:table-row-properties style:row-height="0.6075in" fo:break-before="auto" style:use-optimal-row-height="false"/>
    </style:style>
    <style:style style:name="ro10" style:family="table-row">
      <style:table-row-properties style:row-height="0.178in" fo:break-before="auto" style:use-optimal-row-height="false"/>
    </style:style>
    <style:style style:name="ro11" style:family="table-row">
      <style:table-row-properties style:row-height="0.6457in" fo:break-before="auto" style:use-optimal-row-height="false"/>
    </style:style>
    <style:style style:name="ro12" style:family="table-row">
      <style:table-row-properties style:row-height="0.2173in" fo:break-before="auto" style:use-optimal-row-height="true"/>
    </style:style>
    <style:style style:name="ro13" style:family="table-row">
      <style:table-row-properties style:row-height="0.3752in" fo:break-before="auto" style:use-optimal-row-height="false"/>
    </style:style>
    <style:style style:name="ro14" style:family="table-row">
      <style:table-row-properties style:row-height="0.3398in" fo:break-before="auto" style:use-optimal-row-height="true"/>
    </style:style>
    <style:style style:name="ro15" style:family="table-row">
      <style:table-row-properties style:row-height="1.0291in" fo:break-before="auto" style:use-optimal-row-height="false"/>
    </style:style>
    <style:style style:name="ro16" style:family="table-row">
      <style:table-row-properties style:row-height="0.3646in" fo:break-before="auto" style:use-optimal-row-height="false"/>
    </style:style>
    <style:style style:name="ro17" style:family="table-row">
      <style:table-row-properties style:row-height="2.8465in" fo:break-before="auto" style:use-optimal-row-height="false"/>
    </style:style>
    <style:style style:name="ro18" style:family="table-row">
      <style:table-row-properties style:row-height="0.7665in" fo:break-before="auto" style:use-optimal-row-height="true"/>
    </style:style>
    <style:style style:name="ro19" style:family="table-row">
      <style:table-row-properties style:row-height="0.3882in" fo:break-before="auto" style:use-optimal-row-height="false"/>
    </style:style>
    <style:style style:name="ro20" style:family="table-row">
      <style:table-row-properties style:row-height="0.3937in" fo:break-before="auto" style:use-optimal-row-height="true"/>
    </style:style>
    <style:style style:name="ro21" style:family="table-row">
      <style:table-row-properties style:row-height="1.0417in" fo:break-before="auto" style:use-optimal-row-height="false"/>
    </style:style>
    <style:style style:name="ro22" style:family="table-row">
      <style:table-row-properties style:row-height="0.9535in" fo:break-before="auto" style:use-optimal-row-height="true"/>
    </style:style>
    <style:style style:name="ro23" style:family="table-row">
      <style:table-row-properties style:row-height="0.178in" fo:break-before="auto" style:use-optimal-row-height="true"/>
    </style:style>
    <style:style style:name="ta1" style:family="table" style:master-page-name="PageStyle_5f_ProjectSchedule">
      <style:table-properties table:display="true" style:writing-mode="lr-tb"/>
    </style:style>
    <style:style style:name="ta2" style:family="table" style:master-page-name="PageStyle_5f_About">
      <style:table-properties table:display="true" style:writing-mode="lr-tb"/>
    </style:style>
    <number:date-style style:name="N75" number:automatic-order="true">
      <number:month number:textual="true"/>
      <number:text> </number:text>
      <number:day/>
      <number:text>, </number:text>
      <number:year number:style="long"/>
    </number:date-style>
    <style:style style:name="ce1"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 style:family="table-cell" style:parent-style-name="zHiddenText">
      <style:table-cell-properties style:rotation-align="none"/>
    </style:style>
    <style:style style:name="ce3"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4"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style>
    <style:style style:name="ce5" style:family="table-cell" style:parent-style-name="Excel_20_Built-in_20_Heading_20_2" style:data-style-name="N0">
      <style:table-cell-properties style:cell-protect="protected" style:print-content="true" fo:background-color="transparent" style:rotation-align="none"/>
    </style:style>
    <style:style style:name="ce6" style:family="table-cell" style:parent-style-name="Default">
      <style:table-cell-properties fo:border-bottom="0.74pt solid #a6a6a6" style:diagonal-bl-tr="none" style:diagonal-tl-br="none" fo:border-left="none" fo:border-right="none" style:rotation-align="none" fo:border-top="none"/>
    </style:style>
    <style:style style:name="ce7"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0.2563in"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Task">
      <style:table-cell-properties fo:background-color="#dce6f2" style:rotation-align="none"/>
    </style:style>
    <style:style style:name="ce10"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Task">
      <style:table-cell-properties fo:background-color="#f2dcdb" style:rotation-align="none"/>
    </style:style>
    <style:style style:name="ce12"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Task">
      <style:table-cell-properties fo:background-color="#ebf1de" style:rotation-align="none"/>
    </style:style>
    <style:style style:name="ce14" style:family="table-cell" style:parent-style-name="Default">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Task">
      <style:table-cell-properties fo:background-color="#e6e0ec" style:rotation-align="none"/>
    </style:style>
    <style:style style:name="ce16" style:family="table-cell" style:parent-style-name="Task">
      <style:table-cell-properties fo:background-color="transparent" style:rotation-align="none"/>
    </style:style>
    <style:style style:name="ce17"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563in"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34"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4" style:family="table-cell" style:parent-style-name="Excel_20_Built-in_20_Heading_20_3" style:data-style-name="N0">
      <style:table-cell-properties fo:border-bottom="none" style:cell-protect="protected" style:print-content="true" style:diagonal-bl-tr="none" style:diagonal-tl-br="none" fo:background-color="transparent" fo:border-left="none" fo:border-right="0.74pt solid #a6a6a6" style:rotation-align="none" fo:border-top="none"/>
    </style:style>
    <style:style style:name="ce20"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36" style:family="table-cell" style:parent-style-name="Default"/>
    <style:style style:name="ce37"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Excel_20_Built-in_20_Percent">
      <style:table-cell-properties fo:border-bottom="1.76pt solid #d9d9d9" fo:background-color="#e6e0e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20_Built-in_20_Percent">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Excel_20_Built-in_20_Percen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49" style:family="table-cell" style:parent-style-name="Project_20_Start">
      <style:table-cell-properties fo:border="0.74pt solid #a6a6a6" style:rotation-align="none"/>
    </style:style>
    <style:style style:name="ce50"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in" style:writing-mode="page"/>
    </style:style>
    <style:style style:name="ce51" style:family="table-cell" style:parent-style-name="Default" style:data-style-name="N125">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style>
    <style:style style:name="ce52" style:family="table-cell" style:parent-style-name="Date">
      <style:table-cell-properties fo:background-color="#dce6f2" style:rotation-align="none"/>
    </style:style>
    <style:style style:name="ce53" style:family="table-cell" style:parent-style-name="Default" style:data-style-name="N125">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style>
    <style:style style:name="ce54" style:family="table-cell" style:parent-style-name="Date">
      <style:table-cell-properties fo:background-color="#f2dcdb" style:rotation-align="none"/>
    </style:style>
    <style:style style:name="ce55" style:family="table-cell" style:parent-style-name="Default" style:data-style-name="N125">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style>
    <style:style style:name="ce56" style:family="table-cell" style:parent-style-name="Date">
      <style:table-cell-properties fo:background-color="#ebf1de" style:rotation-align="none"/>
    </style:style>
    <style:style style:name="ce57" style:family="table-cell" style:parent-style-name="Default" style:data-style-name="N125">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style>
    <style:style style:name="ce58" style:family="table-cell" style:parent-style-name="Date">
      <style:table-cell-properties fo:background-color="#e6e0ec" style:rotation-align="none"/>
    </style:style>
    <style:style style:name="ce59" style:family="table-cell" style:parent-style-name="Date">
      <style:table-cell-properties fo:background-color="transparent" style:rotation-align="none"/>
    </style:style>
    <style:style style:name="ce60" style:family="table-cell" style:parent-style-name="Default" style:data-style-name="N125">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in" style:writing-mode="page"/>
      <style:text-properties fo:color="#7f7f7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2" style:family="table-cell" style:parent-style-name="Project_20_Start">
      <style:table-cell-properties style:rotation-align="none"/>
    </style:style>
    <style:style style:name="ce63" style:family="table-cell" style:parent-style-name="Default" style:data-style-name="N125">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data-style-name="N125">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data-style-name="N125">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data-style-name="N125">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data-style-name="N125">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style>
    <style:style style:name="ce72"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data-style-name="N75">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2563in" style:writing-mode="page"/>
    </style:style>
    <style:style style:name="ce75" style:family="table-cell" style:parent-style-name="Default" style:data-style-name="N162">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rojectSchedule.I5"/>
    </style:style>
    <style:style style:name="ce76"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I$5];TODAY()&lt;[.J$5]))" style:apply-style-name="ConditionalStyle_5f_3" style:base-cell-address="ProjectSchedule.I5"/>
    </style:style>
    <style:style style:name="ce77"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in" style:writing-mode="page"/>
      <style:map style:condition="is-true-formula(AND(TODAY()&gt;=[.I$5];TODAY()&lt;[.J$5]))" style:apply-style-name="ConditionalStyle_5f_3" style:base-cell-address="ProjectSchedule.I5"/>
    </style:style>
    <style:style style:name="ce78"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in" style:writing-mode="page"/>
      <style:map style:condition="is-true-formula(AND(TODAY()&gt;=[.I$5];TODAY()&lt;[.J$5]))" style:apply-style-name="ConditionalStyle_5f_3" style:base-cell-address="ProjectSchedule.I5"/>
    </style:style>
    <style:style style:name="ce79" style:family="table-cell" style:parent-style-name="Default" style:data-style-name="N75">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0.2563in" style:writing-mode="page"/>
    </style:style>
    <style:style style:name="ce80" style:family="table-cell" style:parent-style-name="Default" style:data-style-name="N162">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rojectSchedule.I5"/>
    </style:style>
    <style:style style:name="ce81" style:family="table-cell" style:parent-style-name="Default" style:data-style-name="N75">
      <style:table-cell-properties fo:border-bottom="none" fo:background-color="#d9d9d9"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0.2563in" style:writing-mode="page"/>
    </style:style>
    <style:style style:name="ce82" style:family="table-cell" style:parent-style-name="Default" style:data-style-name="N162">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rojectSchedule.I5"/>
    </style:style>
    <style:style style:name="ce83"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in" style:writing-mode="page"/>
      <style:map style:condition="is-true-formula(AND(TODAY()&gt;=[.I$5];TODAY()&lt;[.J$5]))" style:apply-style-name="ConditionalStyle_5f_3" style:base-cell-address="ProjectSchedule.I5"/>
    </style:style>
    <style:style style:name="ce164"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center" css3t:text-justify="auto" fo:margin-left="0in" style:writing-mode="page"/>
      <style:map style:condition="is-true-formula(AND(TODAY()&gt;=[.I$5];TODAY()&lt;[.J$5]))" style:apply-style-name="ConditionalStyle_5f_3" style:base-cell-address="ProjectSchedule.I5"/>
    </style:style>
    <style:style style:name="ce165"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in" style:writing-mode="page"/>
      <style:map style:condition="is-true-formula(AND(TODAY()&gt;=[.I$5];TODAY()&lt;[.J$5]))" style:apply-style-name="ConditionalStyle_5f_3" style:base-cell-address="ProjectSchedule.I5"/>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2563in"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91"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in" style:writing-mode="page"/>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ProjectSchedule.E4">
          <table:help-message table:title="Display Week" table:display="true">
            <text:p>Changing this number will scroll the Gantt Chart view.</text:p>
          </table:help-message>
        </table:content-validation>
      </table:content-validations>
      <table:table table:name="ProjectSchedule"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48"/>
        <table:table-column table:style-name="co5" table:default-cell-style-name="Default"/>
        <table:table-column table:style-name="co1" table:default-cell-style-name="Default"/>
        <table:table-column table:style-name="co6" table:visibility="collapse" table:default-cell-style-name="Default"/>
        <table:table-column table:style-name="co7" table:number-columns-repeated="56" table:default-cell-style-name="Default"/>
        <table:table-column table:style-name="co8" table:number-columns-repeated="4" table:default-cell-style-name="Default"/>
        <table:table-column table:style-name="co9" table:number-columns-repeated="2" table:default-cell-style-name="Default"/>
        <table:table-column table:style-name="co8" table:number-columns-repeated="954" table:default-cell-style-name="Default"/>
        <table:table-row table:style-name="ro1">
          <table:table-cell table:style-name="ce1" office:value-type="string" calcext:value-type="string">
            <text:p>Create a Project Schedule in this worksheet.</text:p>
            <text:p>Enter title of this project in cell B1. </text:p>
            <text:p>Information about how to use this worksheet, including instructions for screen readers and the author of this workbook is in the About worksheet.</text:p>
            <text:p>Continue navigating down column A to hear further instructions.</text:p>
          </table:table-cell>
          <table:table-cell table:style-name="ce3" office:value-type="string" calcext:value-type="string">
            <text:p>GANTT chart para a disciplina </text:p>
            <text:p>MAE0417/5768</text:p>
          </table:table-cell>
          <table:table-cell table:style-name="ce3"/>
          <table:table-cell table:style-name="ce34"/>
          <table:table-cell table:style-name="ce47"/>
          <table:table-cell table:style-name="ce61"/>
          <table:table-cell/>
          <table:table-cell table:style-name="ce34"/>
          <table:table-cell table:style-name="ce72"/>
          <table:table-cell table:number-columns-repeated="1015"/>
        </table:table-row>
        <table:table-row table:style-name="ro2">
          <table:table-cell office:value-type="string" calcext:value-type="string">
            <text:p>Enter Company Name in cell B2.</text:p>
          </table:table-cell>
          <table:table-cell table:style-name="ce4" office:value-type="string" calcext:value-type="string">
            <text:p>Integrantes: Lucas Prates - Henrique Damasceno - João Salles</text:p>
            <text:p>                      Eduardo Kapp - Talles Viana </text:p>
          </table:table-cell>
          <table:table-cell table:style-name="ce4"/>
          <table:table-cell table:number-columns-repeated="5"/>
          <table:table-cell table:style-name="ce73"/>
          <table:table-cell table:number-columns-repeated="1015"/>
        </table:table-row>
        <table:table-row table:style-name="ro2">
          <table:table-cell office:value-type="string" calcext:value-type="string">
            <text:p>Enter the name of the Project Lead in cell B3. Enter the Project Start date in cell E3. Project Start: label is in cell C3.</text:p>
          </table:table-cell>
          <table:table-cell table:style-name="ce5" table:number-columns-repeated="2"/>
          <table:table-cell table:style-name="ce114"/>
          <table:table-cell table:style-name="ce49" office:value-type="date" office:date-value="2022-03-22" calcext:value-type="date" table:number-columns-spanned="2" table:number-rows-spanned="1">
            <text:p>Tue, 3/22/2022</text:p>
          </table:table-cell>
          <table:covered-table-cell table:style-name="ce62"/>
          <table:table-cell table:number-columns-repeated="1018"/>
        </table:table-row>
        <table:table-header-rows>
          <table:table-row table:style-name="ro2">
            <table:table-cell table:style-name="ce1" office:value-type="string" calcext:value-type="string">
              <text:p>The Display Week in cell E4  represents the starting week to display in the project schedule in cell I4. The project start date is considered Week 1. To change the display week, simply enter a new week number in cell E4.</text:p>
              <text:p>The starting date for each week, starting with the display week from cell E4, starts in cell I4 and is auto calculated. There are 8 weeks represented in this view from cell I4 through cell BF4.</text:p>
              <text:p>You should not modify these cells.</text:p>
              <text:p>Display Week: label is in cell C4.</text:p>
            </table:table-cell>
            <table:table-cell table:number-columns-repeated="2"/>
            <table:table-cell table:style-name="ce114"/>
            <table:table-cell table:style-name="ce50" table:content-validation-name="val1" office:value-type="float" office:value="1" calcext:value-type="float">
              <text:p>1</text:p>
            </table:table-cell>
            <table:table-cell table:number-columns-repeated="3"/>
            <table:table-cell table:style-name="ce74" table:formula="of:=[.I5]" office:value-type="date" office:date-value="2022-03-21" calcext:value-type="date" table:number-columns-spanned="7" table:number-rows-spanned="1">
              <text:p>Mar 21, 2022</text:p>
            </table:table-cell>
            <table:covered-table-cell table:number-columns-repeated="5" table:style-name="ce79"/>
            <table:covered-table-cell table:style-name="ce81"/>
            <table:table-cell table:style-name="ce74" table:formula="of:=[.P5]" office:value-type="date" office:date-value="2022-03-28" calcext:value-type="date" table:number-columns-spanned="7" table:number-rows-spanned="1">
              <text:p>Mar 28, 2022</text:p>
            </table:table-cell>
            <table:covered-table-cell table:number-columns-repeated="5" table:style-name="ce79"/>
            <table:covered-table-cell table:style-name="ce81"/>
            <table:table-cell table:style-name="ce74" table:formula="of:=[.W5]" office:value-type="date" office:date-value="2022-04-04" calcext:value-type="date" table:number-columns-spanned="7" table:number-rows-spanned="1">
              <text:p>Apr 4, 2022</text:p>
            </table:table-cell>
            <table:covered-table-cell table:number-columns-repeated="5" table:style-name="ce79"/>
            <table:covered-table-cell table:style-name="ce81"/>
            <table:table-cell table:style-name="ce74" table:formula="of:=[.AD5]" office:value-type="date" office:date-value="2022-04-11" calcext:value-type="date" table:number-columns-spanned="7" table:number-rows-spanned="1">
              <text:p>Apr 11, 2022</text:p>
            </table:table-cell>
            <table:covered-table-cell table:number-columns-repeated="5" table:style-name="ce79"/>
            <table:covered-table-cell table:style-name="ce81"/>
            <table:table-cell table:style-name="ce74" table:formula="of:=[.AK5]" office:value-type="date" office:date-value="2022-04-18" calcext:value-type="date" table:number-columns-spanned="7" table:number-rows-spanned="1">
              <text:p>Apr 18, 2022</text:p>
            </table:table-cell>
            <table:covered-table-cell table:number-columns-repeated="5" table:style-name="ce79"/>
            <table:covered-table-cell table:style-name="ce81"/>
            <table:table-cell table:style-name="ce74" table:formula="of:=[.AR5]" office:value-type="date" office:date-value="2022-04-25" calcext:value-type="date" table:number-columns-spanned="7" table:number-rows-spanned="1">
              <text:p>Apr 25, 2022</text:p>
            </table:table-cell>
            <table:covered-table-cell table:number-columns-repeated="5" table:style-name="ce79"/>
            <table:covered-table-cell table:style-name="ce81"/>
            <table:table-cell table:style-name="ce74" table:formula="of:=[.AY5]" office:value-type="date" office:date-value="2022-05-02" calcext:value-type="date" table:number-columns-spanned="7" table:number-rows-spanned="1">
              <text:p>May 2, 2022</text:p>
            </table:table-cell>
            <table:covered-table-cell table:number-columns-repeated="5" table:style-name="ce79"/>
            <table:covered-table-cell table:style-name="ce81"/>
            <table:table-cell table:style-name="ce74" table:formula="of:=[.BF5]" office:value-type="date" office:date-value="2022-05-09" calcext:value-type="date" table:number-columns-spanned="7" table:number-rows-spanned="1">
              <text:p>May 9, 2022</text:p>
            </table:table-cell>
            <table:covered-table-cell table:number-columns-repeated="5" table:style-name="ce79"/>
            <table:covered-table-cell table:style-name="ce81"/>
            <table:table-cell table:number-columns-repeated="960"/>
          </table:table-row>
          <table:table-row table:style-name="ro3">
            <table:table-cell table:style-name="ce1" office:value-type="string" calcext:value-type="string">
              <text:p>Cells I5 through BL5 contain the day number for the week represented in the cell block above each date cell and are auto calculated.</text:p>
              <text:p>You should not modify these cells.</text:p>
              <text:p>Today's date is outlined in Red (hex #AD3815) from today's date in row 5 through the entire date column to the end of the project schedule.</text:p>
            </table:table-cell>
            <table:table-cell table:style-name="ce6" table:number-columns-repeated="6"/>
            <table:table-cell/>
            <table:table-cell table:style-name="ce75" table:formula="of:=Project_Start-WEEKDAY(Project_Start;1)+2+7*(Display_Week-1)" office:value-type="date" office:date-value="2022-03-21" calcext:value-type="date">
              <text:p>21</text:p>
            </table:table-cell>
            <table:table-cell table:style-name="ce80" table:formula="of:=[.I5]+1" office:value-type="date" office:date-value="2022-03-22" calcext:value-type="date">
              <text:p>22</text:p>
            </table:table-cell>
            <table:table-cell table:style-name="ce80" table:formula="of:=[.J5]+1" office:value-type="date" office:date-value="2022-03-23" calcext:value-type="date">
              <text:p>23</text:p>
            </table:table-cell>
            <table:table-cell table:style-name="ce80" table:formula="of:=[.K5]+1" office:value-type="date" office:date-value="2022-03-24" calcext:value-type="date">
              <text:p>24</text:p>
            </table:table-cell>
            <table:table-cell table:style-name="ce80" table:formula="of:=[.L5]+1" office:value-type="date" office:date-value="2022-03-25" calcext:value-type="date">
              <text:p>25</text:p>
            </table:table-cell>
            <table:table-cell table:style-name="ce80" table:formula="of:=[.M5]+1" office:value-type="date" office:date-value="2022-03-26" calcext:value-type="date">
              <text:p>26</text:p>
            </table:table-cell>
            <table:table-cell table:style-name="ce82" table:formula="of:=[.N5]+1" office:value-type="date" office:date-value="2022-03-27" calcext:value-type="date">
              <text:p>27</text:p>
            </table:table-cell>
            <table:table-cell table:style-name="ce75" table:formula="of:=[.O5]+1" office:value-type="date" office:date-value="2022-03-28" calcext:value-type="date">
              <text:p>28</text:p>
            </table:table-cell>
            <table:table-cell table:style-name="ce80" table:formula="of:=[.P5]+1" office:value-type="date" office:date-value="2022-03-29" calcext:value-type="date">
              <text:p>29</text:p>
            </table:table-cell>
            <table:table-cell table:style-name="ce80" table:formula="of:=[.Q5]+1" office:value-type="date" office:date-value="2022-03-30" calcext:value-type="date">
              <text:p>30</text:p>
            </table:table-cell>
            <table:table-cell table:style-name="ce80" table:formula="of:=[.R5]+1" office:value-type="date" office:date-value="2022-03-31" calcext:value-type="date">
              <text:p>31</text:p>
            </table:table-cell>
            <table:table-cell table:style-name="ce80" table:formula="of:=[.S5]+1" office:value-type="date" office:date-value="2022-04-01" calcext:value-type="date">
              <text:p>1</text:p>
            </table:table-cell>
            <table:table-cell table:style-name="ce80" table:formula="of:=[.T5]+1" office:value-type="date" office:date-value="2022-04-02" calcext:value-type="date">
              <text:p>2</text:p>
            </table:table-cell>
            <table:table-cell table:style-name="ce82" table:formula="of:=[.U5]+1" office:value-type="date" office:date-value="2022-04-03" calcext:value-type="date">
              <text:p>3</text:p>
            </table:table-cell>
            <table:table-cell table:style-name="ce75" table:formula="of:=[.V5]+1" office:value-type="date" office:date-value="2022-04-04" calcext:value-type="date">
              <text:p>4</text:p>
            </table:table-cell>
            <table:table-cell table:style-name="ce80" table:formula="of:=[.W5]+1" office:value-type="date" office:date-value="2022-04-05" calcext:value-type="date">
              <text:p>5</text:p>
            </table:table-cell>
            <table:table-cell table:style-name="ce80" table:formula="of:=[.X5]+1" office:value-type="date" office:date-value="2022-04-06" calcext:value-type="date">
              <text:p>6</text:p>
            </table:table-cell>
            <table:table-cell table:style-name="ce80" table:formula="of:=[.Y5]+1" office:value-type="date" office:date-value="2022-04-07" calcext:value-type="date">
              <text:p>7</text:p>
            </table:table-cell>
            <table:table-cell table:style-name="ce80" table:formula="of:=[.Z5]+1" office:value-type="date" office:date-value="2022-04-08" calcext:value-type="date">
              <text:p>8</text:p>
            </table:table-cell>
            <table:table-cell table:style-name="ce80" table:formula="of:=[.AA5]+1" office:value-type="date" office:date-value="2022-04-09" calcext:value-type="date">
              <text:p>9</text:p>
            </table:table-cell>
            <table:table-cell table:style-name="ce82" table:formula="of:=[.AB5]+1" office:value-type="date" office:date-value="2022-04-10" calcext:value-type="date">
              <text:p>10</text:p>
            </table:table-cell>
            <table:table-cell table:style-name="ce75" table:formula="of:=[.AC5]+1" office:value-type="date" office:date-value="2022-04-11" calcext:value-type="date">
              <text:p>11</text:p>
            </table:table-cell>
            <table:table-cell table:style-name="ce80" table:formula="of:=[.AD5]+1" office:value-type="date" office:date-value="2022-04-12" calcext:value-type="date">
              <text:p>12</text:p>
            </table:table-cell>
            <table:table-cell table:style-name="ce80" table:formula="of:=[.AE5]+1" office:value-type="date" office:date-value="2022-04-13" calcext:value-type="date">
              <text:p>13</text:p>
            </table:table-cell>
            <table:table-cell table:style-name="ce80" table:formula="of:=[.AF5]+1" office:value-type="date" office:date-value="2022-04-14" calcext:value-type="date">
              <text:p>14</text:p>
            </table:table-cell>
            <table:table-cell table:style-name="ce80" table:formula="of:=[.AG5]+1" office:value-type="date" office:date-value="2022-04-15" calcext:value-type="date">
              <text:p>15</text:p>
            </table:table-cell>
            <table:table-cell table:style-name="ce80" table:formula="of:=[.AH5]+1" office:value-type="date" office:date-value="2022-04-16" calcext:value-type="date">
              <text:p>16</text:p>
            </table:table-cell>
            <table:table-cell table:style-name="ce82" table:formula="of:=[.AI5]+1" office:value-type="date" office:date-value="2022-04-17" calcext:value-type="date">
              <text:p>17</text:p>
            </table:table-cell>
            <table:table-cell table:style-name="ce75" table:formula="of:=[.AJ5]+1" office:value-type="date" office:date-value="2022-04-18" calcext:value-type="date">
              <text:p>18</text:p>
            </table:table-cell>
            <table:table-cell table:style-name="ce80" table:formula="of:=[.AK5]+1" office:value-type="date" office:date-value="2022-04-19" calcext:value-type="date">
              <text:p>19</text:p>
            </table:table-cell>
            <table:table-cell table:style-name="ce80" table:formula="of:=[.AL5]+1" office:value-type="date" office:date-value="2022-04-20" calcext:value-type="date">
              <text:p>20</text:p>
            </table:table-cell>
            <table:table-cell table:style-name="ce80" table:formula="of:=[.AM5]+1" office:value-type="date" office:date-value="2022-04-21" calcext:value-type="date">
              <text:p>21</text:p>
            </table:table-cell>
            <table:table-cell table:style-name="ce80" table:formula="of:=[.AN5]+1" office:value-type="date" office:date-value="2022-04-22" calcext:value-type="date">
              <text:p>22</text:p>
            </table:table-cell>
            <table:table-cell table:style-name="ce80" table:formula="of:=[.AO5]+1" office:value-type="date" office:date-value="2022-04-23" calcext:value-type="date">
              <text:p>23</text:p>
            </table:table-cell>
            <table:table-cell table:style-name="ce82" table:formula="of:=[.AP5]+1" office:value-type="date" office:date-value="2022-04-24" calcext:value-type="date">
              <text:p>24</text:p>
            </table:table-cell>
            <table:table-cell table:style-name="ce75" table:formula="of:=[.AQ5]+1" office:value-type="date" office:date-value="2022-04-25" calcext:value-type="date">
              <text:p>25</text:p>
            </table:table-cell>
            <table:table-cell table:style-name="ce80" table:formula="of:=[.AR5]+1" office:value-type="date" office:date-value="2022-04-26" calcext:value-type="date">
              <text:p>26</text:p>
            </table:table-cell>
            <table:table-cell table:style-name="ce80" table:formula="of:=[.AS5]+1" office:value-type="date" office:date-value="2022-04-27" calcext:value-type="date">
              <text:p>27</text:p>
            </table:table-cell>
            <table:table-cell table:style-name="ce80" table:formula="of:=[.AT5]+1" office:value-type="date" office:date-value="2022-04-28" calcext:value-type="date">
              <text:p>28</text:p>
            </table:table-cell>
            <table:table-cell table:style-name="ce80" table:formula="of:=[.AU5]+1" office:value-type="date" office:date-value="2022-04-29" calcext:value-type="date">
              <text:p>29</text:p>
            </table:table-cell>
            <table:table-cell table:style-name="ce80" table:formula="of:=[.AV5]+1" office:value-type="date" office:date-value="2022-04-30" calcext:value-type="date">
              <text:p>30</text:p>
            </table:table-cell>
            <table:table-cell table:style-name="ce82" table:formula="of:=[.AW5]+1" office:value-type="date" office:date-value="2022-05-01" calcext:value-type="date">
              <text:p>1</text:p>
            </table:table-cell>
            <table:table-cell table:style-name="ce75" table:formula="of:=[.AX5]+1" office:value-type="date" office:date-value="2022-05-02" calcext:value-type="date">
              <text:p>2</text:p>
            </table:table-cell>
            <table:table-cell table:style-name="ce80" table:formula="of:=[.AY5]+1" office:value-type="date" office:date-value="2022-05-03" calcext:value-type="date">
              <text:p>3</text:p>
            </table:table-cell>
            <table:table-cell table:style-name="ce80" table:formula="of:=[.AZ5]+1" office:value-type="date" office:date-value="2022-05-04" calcext:value-type="date">
              <text:p>4</text:p>
            </table:table-cell>
            <table:table-cell table:style-name="ce80" table:formula="of:=[.BA5]+1" office:value-type="date" office:date-value="2022-05-05" calcext:value-type="date">
              <text:p>5</text:p>
            </table:table-cell>
            <table:table-cell table:style-name="ce80" table:formula="of:=[.BB5]+1" office:value-type="date" office:date-value="2022-05-06" calcext:value-type="date">
              <text:p>6</text:p>
            </table:table-cell>
            <table:table-cell table:style-name="ce80" table:formula="of:=[.BC5]+1" office:value-type="date" office:date-value="2022-05-07" calcext:value-type="date">
              <text:p>7</text:p>
            </table:table-cell>
            <table:table-cell table:style-name="ce82" table:formula="of:=[.BD5]+1" office:value-type="date" office:date-value="2022-05-08" calcext:value-type="date">
              <text:p>8</text:p>
            </table:table-cell>
            <table:table-cell table:style-name="ce75" table:formula="of:=[.BE5]+1" office:value-type="date" office:date-value="2022-05-09" calcext:value-type="date">
              <text:p>9</text:p>
            </table:table-cell>
            <table:table-cell table:style-name="ce80" table:formula="of:=[.BF5]+1" office:value-type="date" office:date-value="2022-05-10" calcext:value-type="date">
              <text:p>10</text:p>
            </table:table-cell>
            <table:table-cell table:style-name="ce80" table:formula="of:=[.BG5]+1" office:value-type="date" office:date-value="2022-05-11" calcext:value-type="date">
              <text:p>11</text:p>
            </table:table-cell>
            <table:table-cell table:style-name="ce80" table:formula="of:=[.BH5]+1" office:value-type="date" office:date-value="2022-05-12" calcext:value-type="date">
              <text:p>12</text:p>
            </table:table-cell>
            <table:table-cell table:style-name="ce80" table:formula="of:=[.BI5]+1" office:value-type="date" office:date-value="2022-05-13" calcext:value-type="date">
              <text:p>13</text:p>
            </table:table-cell>
            <table:table-cell table:style-name="ce80" table:formula="of:=[.BJ5]+1" office:value-type="date" office:date-value="2022-05-14" calcext:value-type="date">
              <text:p>14</text:p>
            </table:table-cell>
            <table:table-cell table:style-name="ce82" table:formula="of:=[.BK5]+1" office:value-type="date" office:date-value="2022-05-15" calcext:value-type="date">
              <text:p>15</text:p>
            </table:table-cell>
            <table:table-cell table:number-columns-repeated="960"/>
          </table:table-row>
          <table:table-row table:style-name="ro2">
            <table:table-cell table:style-name="ce1" office:value-type="string" calcext:value-type="string">
              <text:p>This row contains headers for the project schedule that follows below them. </text:p>
              <text:p>Navigate from B6 through BL 6 to hear the content. The first letter of each day of the week for the date above that heading, starts in cell I6 and continues through cell BL6.</text:p>
              <text:p>All project timeline charting is auto generated based on the start and end dates entered, using conditional formats.</text:p>
              <text:p>Do not modify content in cells within columns after column I starting with cell I7.</text:p>
            </table:table-cell>
            <table:table-cell table:style-name="ce7" office:value-type="string" calcext:value-type="string">
              <text:p>TAREFA</text:p>
            </table:table-cell>
            <table:table-cell table:style-name="ce7" office:value-type="string" calcext:value-type="string">
              <text:p>DETALHES</text:p>
            </table:table-cell>
            <table:table-cell table:style-name="ce20" office:value-type="string" calcext:value-type="string">
              <text:p>PROGRESSO</text:p>
            </table:table-cell>
            <table:table-cell table:style-name="ce20" office:value-type="string" calcext:value-type="string">
              <text:p>INÍCIO</text:p>
            </table:table-cell>
            <table:table-cell table:style-name="ce20" office:value-type="string" calcext:value-type="string">
              <text:p>FIM</text:p>
            </table:table-cell>
            <table:table-cell table:style-name="ce20"/>
            <table:table-cell table:style-name="ce20" office:value-type="string" calcext:value-type="string">
              <text:p>DAYS</text:p>
            </table:table-cell>
            <table:table-cell table:style-name="ce76" table:formula="of:=LEFT(TEXT([.I5];&quot;ddd&quot;);1)" office:value-type="string" office:string-value="M" calcext:value-type="string">
              <text:p>M</text:p>
            </table:table-cell>
            <table:table-cell table:style-name="ce76" table:formula="of:=LEFT(TEXT([.J5];&quot;ddd&quot;);1)" office:value-type="string" office:string-value="T" calcext:value-type="string">
              <text:p>T</text:p>
            </table:table-cell>
            <table:table-cell table:style-name="ce76" table:formula="of:=LEFT(TEXT([.K5];&quot;ddd&quot;);1)" office:value-type="string" office:string-value="W" calcext:value-type="string">
              <text:p>W</text:p>
            </table:table-cell>
            <table:table-cell table:style-name="ce76" table:formula="of:=LEFT(TEXT([.L5];&quot;ddd&quot;);1)" office:value-type="string" office:string-value="T" calcext:value-type="string">
              <text:p>T</text:p>
            </table:table-cell>
            <table:table-cell table:style-name="ce76" table:formula="of:=LEFT(TEXT([.M5];&quot;ddd&quot;);1)" office:value-type="string" office:string-value="F" calcext:value-type="string">
              <text:p>F</text:p>
            </table:table-cell>
            <table:table-cell table:style-name="ce76" table:formula="of:=LEFT(TEXT([.N5];&quot;ddd&quot;);1)" office:value-type="string" office:string-value="S" calcext:value-type="string">
              <text:p>S</text:p>
            </table:table-cell>
            <table:table-cell table:style-name="ce76" table:formula="of:=LEFT(TEXT([.O5];&quot;ddd&quot;);1)" office:value-type="string" office:string-value="S" calcext:value-type="string">
              <text:p>S</text:p>
            </table:table-cell>
            <table:table-cell table:style-name="ce76" table:formula="of:=LEFT(TEXT([.P5];&quot;ddd&quot;);1)" office:value-type="string" office:string-value="M" calcext:value-type="string">
              <text:p>M</text:p>
            </table:table-cell>
            <table:table-cell table:style-name="ce76" table:formula="of:=LEFT(TEXT([.Q5];&quot;ddd&quot;);1)" office:value-type="string" office:string-value="T" calcext:value-type="string">
              <text:p>T</text:p>
            </table:table-cell>
            <table:table-cell table:style-name="ce76" table:formula="of:=LEFT(TEXT([.R5];&quot;ddd&quot;);1)" office:value-type="string" office:string-value="W" calcext:value-type="string">
              <text:p>W</text:p>
            </table:table-cell>
            <table:table-cell table:style-name="ce76" table:formula="of:=LEFT(TEXT([.S5];&quot;ddd&quot;);1)" office:value-type="string" office:string-value="T" calcext:value-type="string">
              <text:p>T</text:p>
            </table:table-cell>
            <table:table-cell table:style-name="ce76" table:formula="of:=LEFT(TEXT([.T5];&quot;ddd&quot;);1)" office:value-type="string" office:string-value="F" calcext:value-type="string">
              <text:p>F</text:p>
            </table:table-cell>
            <table:table-cell table:style-name="ce76" table:formula="of:=LEFT(TEXT([.U5];&quot;ddd&quot;);1)" office:value-type="string" office:string-value="S" calcext:value-type="string">
              <text:p>S</text:p>
            </table:table-cell>
            <table:table-cell table:style-name="ce76" table:formula="of:=LEFT(TEXT([.V5];&quot;ddd&quot;);1)" office:value-type="string" office:string-value="S" calcext:value-type="string">
              <text:p>S</text:p>
            </table:table-cell>
            <table:table-cell table:style-name="ce76" table:formula="of:=LEFT(TEXT([.W5];&quot;ddd&quot;);1)" office:value-type="string" office:string-value="M" calcext:value-type="string">
              <text:p>M</text:p>
            </table:table-cell>
            <table:table-cell table:style-name="ce76" table:formula="of:=LEFT(TEXT([.X5];&quot;ddd&quot;);1)" office:value-type="string" office:string-value="T" calcext:value-type="string">
              <text:p>T</text:p>
            </table:table-cell>
            <table:table-cell table:style-name="ce76" table:formula="of:=LEFT(TEXT([.Y5];&quot;ddd&quot;);1)" office:value-type="string" office:string-value="W" calcext:value-type="string">
              <text:p>W</text:p>
            </table:table-cell>
            <table:table-cell table:style-name="ce76" table:formula="of:=LEFT(TEXT([.Z5];&quot;ddd&quot;);1)" office:value-type="string" office:string-value="T" calcext:value-type="string">
              <text:p>T</text:p>
            </table:table-cell>
            <table:table-cell table:style-name="ce76" table:formula="of:=LEFT(TEXT([.AA5];&quot;ddd&quot;);1)" office:value-type="string" office:string-value="F" calcext:value-type="string">
              <text:p>F</text:p>
            </table:table-cell>
            <table:table-cell table:style-name="ce76" table:formula="of:=LEFT(TEXT([.AB5];&quot;ddd&quot;);1)" office:value-type="string" office:string-value="S" calcext:value-type="string">
              <text:p>S</text:p>
            </table:table-cell>
            <table:table-cell table:style-name="ce76" table:formula="of:=LEFT(TEXT([.AC5];&quot;ddd&quot;);1)" office:value-type="string" office:string-value="S" calcext:value-type="string">
              <text:p>S</text:p>
            </table:table-cell>
            <table:table-cell table:style-name="ce76" table:formula="of:=LEFT(TEXT([.AD5];&quot;ddd&quot;);1)" office:value-type="string" office:string-value="M" calcext:value-type="string">
              <text:p>M</text:p>
            </table:table-cell>
            <table:table-cell table:style-name="ce76" table:formula="of:=LEFT(TEXT([.AE5];&quot;ddd&quot;);1)" office:value-type="string" office:string-value="T" calcext:value-type="string">
              <text:p>T</text:p>
            </table:table-cell>
            <table:table-cell table:style-name="ce76" table:formula="of:=LEFT(TEXT([.AF5];&quot;ddd&quot;);1)" office:value-type="string" office:string-value="W" calcext:value-type="string">
              <text:p>W</text:p>
            </table:table-cell>
            <table:table-cell table:style-name="ce76" table:formula="of:=LEFT(TEXT([.AG5];&quot;ddd&quot;);1)" office:value-type="string" office:string-value="T" calcext:value-type="string">
              <text:p>T</text:p>
            </table:table-cell>
            <table:table-cell table:style-name="ce76" table:formula="of:=LEFT(TEXT([.AH5];&quot;ddd&quot;);1)" office:value-type="string" office:string-value="F" calcext:value-type="string">
              <text:p>F</text:p>
            </table:table-cell>
            <table:table-cell table:style-name="ce76" table:formula="of:=LEFT(TEXT([.AI5];&quot;ddd&quot;);1)" office:value-type="string" office:string-value="S" calcext:value-type="string">
              <text:p>S</text:p>
            </table:table-cell>
            <table:table-cell table:style-name="ce76" table:formula="of:=LEFT(TEXT([.AJ5];&quot;ddd&quot;);1)" office:value-type="string" office:string-value="S" calcext:value-type="string">
              <text:p>S</text:p>
            </table:table-cell>
            <table:table-cell table:style-name="ce76" table:formula="of:=LEFT(TEXT([.AK5];&quot;ddd&quot;);1)" office:value-type="string" office:string-value="M" calcext:value-type="string">
              <text:p>M</text:p>
            </table:table-cell>
            <table:table-cell table:style-name="ce76" table:formula="of:=LEFT(TEXT([.AL5];&quot;ddd&quot;);1)" office:value-type="string" office:string-value="T" calcext:value-type="string">
              <text:p>T</text:p>
            </table:table-cell>
            <table:table-cell table:style-name="ce76" table:formula="of:=LEFT(TEXT([.AM5];&quot;ddd&quot;);1)" office:value-type="string" office:string-value="W" calcext:value-type="string">
              <text:p>W</text:p>
            </table:table-cell>
            <table:table-cell table:style-name="ce76" table:formula="of:=LEFT(TEXT([.AN5];&quot;ddd&quot;);1)" office:value-type="string" office:string-value="T" calcext:value-type="string">
              <text:p>T</text:p>
            </table:table-cell>
            <table:table-cell table:style-name="ce76" table:formula="of:=LEFT(TEXT([.AO5];&quot;ddd&quot;);1)" office:value-type="string" office:string-value="F" calcext:value-type="string">
              <text:p>F</text:p>
            </table:table-cell>
            <table:table-cell table:style-name="ce76" table:formula="of:=LEFT(TEXT([.AP5];&quot;ddd&quot;);1)" office:value-type="string" office:string-value="S" calcext:value-type="string">
              <text:p>S</text:p>
            </table:table-cell>
            <table:table-cell table:style-name="ce76" table:formula="of:=LEFT(TEXT([.AQ5];&quot;ddd&quot;);1)" office:value-type="string" office:string-value="S" calcext:value-type="string">
              <text:p>S</text:p>
            </table:table-cell>
            <table:table-cell table:style-name="ce76" table:formula="of:=LEFT(TEXT([.AR5];&quot;ddd&quot;);1)" office:value-type="string" office:string-value="M" calcext:value-type="string">
              <text:p>M</text:p>
            </table:table-cell>
            <table:table-cell table:style-name="ce76" table:formula="of:=LEFT(TEXT([.AS5];&quot;ddd&quot;);1)" office:value-type="string" office:string-value="T" calcext:value-type="string">
              <text:p>T</text:p>
            </table:table-cell>
            <table:table-cell table:style-name="ce76" table:formula="of:=LEFT(TEXT([.AT5];&quot;ddd&quot;);1)" office:value-type="string" office:string-value="W" calcext:value-type="string">
              <text:p>W</text:p>
            </table:table-cell>
            <table:table-cell table:style-name="ce76" table:formula="of:=LEFT(TEXT([.AU5];&quot;ddd&quot;);1)" office:value-type="string" office:string-value="T" calcext:value-type="string">
              <text:p>T</text:p>
            </table:table-cell>
            <table:table-cell table:style-name="ce76" table:formula="of:=LEFT(TEXT([.AV5];&quot;ddd&quot;);1)" office:value-type="string" office:string-value="F" calcext:value-type="string">
              <text:p>F</text:p>
            </table:table-cell>
            <table:table-cell table:style-name="ce76" table:formula="of:=LEFT(TEXT([.AW5];&quot;ddd&quot;);1)" office:value-type="string" office:string-value="S" calcext:value-type="string">
              <text:p>S</text:p>
            </table:table-cell>
            <table:table-cell table:style-name="ce76" table:formula="of:=LEFT(TEXT([.AX5];&quot;ddd&quot;);1)" office:value-type="string" office:string-value="S" calcext:value-type="string">
              <text:p>S</text:p>
            </table:table-cell>
            <table:table-cell table:style-name="ce76" table:formula="of:=LEFT(TEXT([.AY5];&quot;ddd&quot;);1)" office:value-type="string" office:string-value="M" calcext:value-type="string">
              <text:p>M</text:p>
            </table:table-cell>
            <table:table-cell table:style-name="ce76" table:formula="of:=LEFT(TEXT([.AZ5];&quot;ddd&quot;);1)" office:value-type="string" office:string-value="T" calcext:value-type="string">
              <text:p>T</text:p>
            </table:table-cell>
            <table:table-cell table:style-name="ce76" table:formula="of:=LEFT(TEXT([.BA5];&quot;ddd&quot;);1)" office:value-type="string" office:string-value="W" calcext:value-type="string">
              <text:p>W</text:p>
            </table:table-cell>
            <table:table-cell table:style-name="ce76" table:formula="of:=LEFT(TEXT([.BB5];&quot;ddd&quot;);1)" office:value-type="string" office:string-value="T" calcext:value-type="string">
              <text:p>T</text:p>
            </table:table-cell>
            <table:table-cell table:style-name="ce76" table:formula="of:=LEFT(TEXT([.BC5];&quot;ddd&quot;);1)" office:value-type="string" office:string-value="F" calcext:value-type="string">
              <text:p>F</text:p>
            </table:table-cell>
            <table:table-cell table:style-name="ce76" table:formula="of:=LEFT(TEXT([.BD5];&quot;ddd&quot;);1)" office:value-type="string" office:string-value="S" calcext:value-type="string">
              <text:p>S</text:p>
            </table:table-cell>
            <table:table-cell table:style-name="ce76" table:formula="of:=LEFT(TEXT([.BE5];&quot;ddd&quot;);1)" office:value-type="string" office:string-value="S" calcext:value-type="string">
              <text:p>S</text:p>
            </table:table-cell>
            <table:table-cell table:style-name="ce76" table:formula="of:=LEFT(TEXT([.BF5];&quot;ddd&quot;);1)" office:value-type="string" office:string-value="M" calcext:value-type="string">
              <text:p>M</text:p>
            </table:table-cell>
            <table:table-cell table:style-name="ce76" table:formula="of:=LEFT(TEXT([.BG5];&quot;ddd&quot;);1)" office:value-type="string" office:string-value="T" calcext:value-type="string">
              <text:p>T</text:p>
            </table:table-cell>
            <table:table-cell table:style-name="ce76" table:formula="of:=LEFT(TEXT([.BH5];&quot;ddd&quot;);1)" office:value-type="string" office:string-value="W" calcext:value-type="string">
              <text:p>W</text:p>
            </table:table-cell>
            <table:table-cell table:style-name="ce76" table:formula="of:=LEFT(TEXT([.BI5];&quot;ddd&quot;);1)" office:value-type="string" office:string-value="T" calcext:value-type="string">
              <text:p>T</text:p>
            </table:table-cell>
            <table:table-cell table:style-name="ce76" table:formula="of:=LEFT(TEXT([.BJ5];&quot;ddd&quot;);1)" office:value-type="string" office:string-value="F" calcext:value-type="string">
              <text:p>F</text:p>
            </table:table-cell>
            <table:table-cell table:style-name="ce76" table:formula="of:=LEFT(TEXT([.BK5];&quot;ddd&quot;);1)" office:value-type="string" office:string-value="S" calcext:value-type="string">
              <text:p>S</text:p>
            </table:table-cell>
            <table:table-cell table:style-name="ce76" table:formula="of:=LEFT(TEXT([.BL5];&quot;ddd&quot;);1)" office:value-type="string" office:string-value="S" calcext:value-type="string">
              <text:p>S</text:p>
            </table:table-cell>
            <table:table-cell table:number-columns-repeated="960"/>
          </table:table-row>
        </table:table-header-rows>
        <table:table-row table:style-name="ro2" table:visibility="collapse">
          <table:table-cell office:value-type="string" calcext:value-type="string">
            <text:p>Do not delete this row. This row is hidden to preserve a formula that is used to highlight the current day within the project schedule. </text:p>
          </table:table-cell>
          <table:table-cell table:number-columns-repeated="2"/>
          <table:table-cell table:style-name="ce36"/>
          <table:table-cell table:number-columns-repeated="3"/>
          <table:table-cell table:formula="of:=IF(OR(ISBLANK(task_start);ISBLANK(task_end));&quot;&quot;;task_end-task_start+1)">
            <text:p/>
          </table:table-cell>
          <table:table-cell table:style-name="ce77" table:number-columns-repeated="56"/>
          <table:table-cell table:number-columns-repeated="960"/>
        </table:table-row>
        <table:table-row table:style-name="ro2">
          <table:table-cell table:style-name="ce1" office:value-type="string" calcext:value-type="string">
            <text:p>Cell B8 contains the Phase 1 sample title. </text:p>
            <text:p>Enter a new Title in cell B8.</text:p>
            <text:p>Enter a name to assign the phase to, if it applies for your project, in cell C8.</text:p>
            <text:p>Enter Progress for the entire phase, if it applies for your project, in cell D8.</text:p>
            <text:p>Enter the start and end dates for the entire phase, if it applies for your project, in cells E8 and F8. </text:p>
            <text:p>The Gantt chart will automatically fill in the appropriate dates and shade according to the progress entered.</text:p>
            <text:p>To delete the phase and work only from tasks, simply delete this row.</text:p>
          </table:table-cell>
          <table:table-cell table:style-name="ce8" office:value-type="string" calcext:value-type="string">
            <text:p>Definição do projeto e construção do dataset</text:p>
          </table:table-cell>
          <table:table-cell table:style-name="ce8"/>
          <table:table-cell table:style-name="ce37"/>
          <table:table-cell table:style-name="ce51"/>
          <table:table-cell table:style-name="ce63"/>
          <table:table-cell table:style-name="ce69"/>
          <table:table-cell table:style-name="ce69" table:formula="of:=IF(OR(ISBLANK(task_start);ISBLANK(task_end));&quot;&quot;;task_end-task_start+1)">
            <text:p/>
          </table:table-cell>
          <table:table-cell table:style-name="ce77" table:number-columns-repeated="56"/>
          <table:table-cell table:style-name="ce84" table:number-columns-repeated="960"/>
        </table:table-row>
        <table:table-row table:style-name="ro2">
          <table:table-cell table:style-name="ce1" office:value-type="string" calcext:value-type="string">
            <text:p>Cell B9 contains the sample task "Task 1." </text:p>
            <text:p>Enter a new task name in cell B9.</text:p>
            <text:p>Enter a person to assign the task to in cell C9.</text:p>
            <text:p>Enter progress of the task in cell D9. A progress bar appears in the cell and is shaded according to the number in the cell. For example, 50 percent progress would shade half of the cell.</text:p>
            <text:p>Enter task start date in cell E9.</text:p>
            <text:p>Enter task end date in cell F9.</text:p>
            <text:p>A status bar shaded for the dates entered appears in blocks starting from cell I9 through BL9. </text:p>
          </table:table-cell>
          <table:table-cell table:style-name="ce9" office:value-type="string" calcext:value-type="string">
            <text:p>Definição do projeto</text:p>
          </table:table-cell>
          <table:table-cell table:style-name="ce9" office:value-type="string" calcext:value-type="string">
            <text:p>1) Definir objetos;</text:p>
            <text:p>2) Definir plano de aquisição.</text:p>
          </table:table-cell>
          <table:table-cell table:style-name="ce38" office:value-type="percentage" office:value="0" calcext:value-type="percentage">
            <text:p>0%</text:p>
          </table:table-cell>
          <table:table-cell table:style-name="ce52" table:formula="of:=Project_Start" office:value-type="date" office:date-value="2022-03-22" calcext:value-type="date">
            <text:p>3/22/22</text:p>
          </table:table-cell>
          <table:table-cell table:style-name="ce52" table:formula="of:=[.E9]+17" office:value-type="date" office:date-value="2022-04-08" calcext:value-type="date">
            <text:p>4/8/22</text:p>
          </table:table-cell>
          <table:table-cell table:style-name="ce69"/>
          <table:table-cell table:style-name="ce69" table:formula="of:=IF(OR(ISBLANK(task_start);ISBLANK(task_end));&quot;&quot;;task_end-task_start+1)" office:value-type="float" office:value="18" calcext:value-type="float">
            <text:p>18</text:p>
          </table:table-cell>
          <table:table-cell table:style-name="ce77" table:number-columns-repeated="13"/>
          <table:table-cell table:style-name="ce164" table:number-columns-spanned="1" table:number-rows-spanned="2"/>
          <table:table-cell table:style-name="ce77" table:number-columns-repeated="42"/>
          <table:table-cell table:style-name="ce84" table:number-columns-repeated="960"/>
        </table:table-row>
        <table:table-row table:style-name="ro2">
          <table:table-cell table:style-name="ce1" office:value-type="string" calcext:value-type="string">
            <text:p>Rows 10 through 13 repeat the pattern from row 9. </text:p>
            <text:p>Repeat the instructions from cell A9 for all task rows in this worksheet. Overwrite any sample data.</text:p>
            <text:p>A sample of another phase starts in cell A14. </text:p>
            <text:p>Continue entering tasks in cells A10 through A13 or go to cell A14 to learn more.</text:p>
          </table:table-cell>
          <table:table-cell table:style-name="ce9" office:value-type="string" calcext:value-type="string">
            <text:p>Aquisição das imagens</text:p>
          </table:table-cell>
          <table:table-cell table:style-name="ce9" office:value-type="string" calcext:value-type="string">
            <text:p>1) Obter as imagens conforme especificado.</text:p>
          </table:table-cell>
          <table:table-cell table:style-name="ce38" office:value-type="percentage" office:value="0" calcext:value-type="percentage">
            <text:p>0%</text:p>
          </table:table-cell>
          <table:table-cell table:style-name="ce52" table:formula="of:=Project_Start+7" office:value-type="date" office:date-value="2022-03-29" calcext:value-type="date">
            <text:p>3/29/22</text:p>
          </table:table-cell>
          <table:table-cell table:style-name="ce52" table:formula="of:=[.E10]+16" office:value-type="date" office:date-value="2022-04-14" calcext:value-type="date">
            <text:p>4/14/22</text:p>
          </table:table-cell>
          <table:table-cell table:style-name="ce69"/>
          <table:table-cell table:style-name="ce69" table:formula="of:=IF(OR(ISBLANK(task_start);ISBLANK(task_end));&quot;&quot;;task_end-task_start+1)" office:value-type="float" office:value="17" calcext:value-type="float">
            <text:p>17</text:p>
          </table:table-cell>
          <table:table-cell table:style-name="ce77" table:number-columns-repeated="12"/>
          <table:table-cell table:style-name="ce83"/>
          <table:covered-table-cell table:style-name="ce165"/>
          <table:table-cell table:style-name="ce77" table:number-columns-repeated="42"/>
          <table:table-cell table:style-name="ce84" table:number-columns-repeated="960"/>
        </table:table-row>
        <table:table-row table:style-name="ro2">
          <table:table-cell/>
          <table:table-cell table:style-name="ce9" office:value-type="string" calcext:value-type="string">
            <text:p>Verificação das imagens e correções</text:p>
          </table:table-cell>
          <table:table-cell table:style-name="ce9" office:value-type="string" calcext:value-type="string">
            <text:p>1) Substituir imagens for a das especificações.</text:p>
          </table:table-cell>
          <table:table-cell table:style-name="ce38" office:value-type="percentage" office:value="0" calcext:value-type="percentage">
            <text:p>0%</text:p>
          </table:table-cell>
          <table:table-cell table:style-name="ce52" table:formula="of:=[.F10]-7" office:value-type="date" office:date-value="2022-04-07" calcext:value-type="date">
            <text:p>4/7/22</text:p>
          </table:table-cell>
          <table:table-cell table:style-name="ce52" table:formula="of:=[.E11]+7" office:value-type="date" office:date-value="2022-04-14" calcext:value-type="date">
            <text:p>4/14/22</text:p>
          </table:table-cell>
          <table:table-cell table:style-name="ce69"/>
          <table:table-cell table:style-name="ce69" table:formula="of:=IF(OR(ISBLANK(task_start);ISBLANK(task_end));&quot;&quot;;task_end-task_start+1)" office:value-type="float" office:value="8" calcext:value-type="float">
            <text:p>8</text:p>
          </table:table-cell>
          <table:table-cell table:style-name="ce77" table:number-columns-repeated="56"/>
          <table:table-cell table:style-name="ce84" table:number-columns-repeated="960"/>
        </table:table-row>
        <table:table-row table:style-name="ro2">
          <table:table-cell/>
          <table:table-cell table:style-name="ce9" office:value-type="string" calcext:value-type="string">
            <text:p>Construção da tabela de metadados</text:p>
          </table:table-cell>
          <table:table-cell table:style-name="ce9" office:value-type="string" calcext:value-type="string">
            <text:p>1) Construir uma tabela em formato .csv </text:p>
            <text:p>com as informações de cada imagem.</text:p>
          </table:table-cell>
          <table:table-cell table:style-name="ce38" office:value-type="percentage" office:value="0" calcext:value-type="percentage">
            <text:p>0%</text:p>
          </table:table-cell>
          <table:table-cell table:style-name="ce52" table:formula="of:=[.E11]" office:value-type="date" office:date-value="2022-04-07" calcext:value-type="date">
            <text:p>4/7/22</text:p>
          </table:table-cell>
          <table:table-cell table:style-name="ce52" table:formula="of:=[.E12]+7" office:value-type="date" office:date-value="2022-04-14" calcext:value-type="date">
            <text:p>4/14/22</text:p>
          </table:table-cell>
          <table:table-cell table:style-name="ce69"/>
          <table:table-cell table:style-name="ce69" table:formula="of:=IF(OR(ISBLANK(task_start);ISBLANK(task_end));&quot;&quot;;task_end-task_start+1)" office:value-type="float" office:value="8" calcext:value-type="float">
            <text:p>8</text:p>
          </table:table-cell>
          <table:table-cell table:style-name="ce77" table:number-columns-repeated="16"/>
          <table:table-cell table:style-name="ce83"/>
          <table:table-cell table:style-name="ce77" table:number-columns-repeated="39"/>
          <table:table-cell table:style-name="ce84" table:number-columns-repeated="960"/>
        </table:table-row>
        <table:table-row table:style-name="ro2">
          <table:table-cell table:style-name="ce1" office:value-type="string" calcext:value-type="string">
            <text:p>The cell at right contains the Phase 2 sample title. </text:p>
            <text:p>You can create a new phase at any time within column B. This project schedule does not require phases. To remove the phase, simply delete the row.</text:p>
            <text:p>To create a new phase block in this row, enter a new Title in cell at right.</text:p>
            <text:p>To continue adding tasks to the phase above, enter a new row above this one and fill in the task data as in cell A9's instruction.</text:p>
            <text:p>Update the Phase details in cell at right based on cell A8's instruction.</text:p>
            <text:p>Continue navigating down column A cells to learn more.</text:p>
            <text:p>If you haven't added any new rows in this worksheet, you will find 2 additional sample phase blocks have been created for you in cells B20 and B26. Otherwise, navigate through column A cells to find the additional blocks. </text:p>
            <text:p>Repeat the instructions from cells A8 and A9 whenever you need to.</text:p>
          </table:table-cell>
          <table:table-cell table:style-name="ce10" office:value-type="string" calcext:value-type="string">
            <text:p>Processamento dos dados</text:p>
          </table:table-cell>
          <table:table-cell table:style-name="ce10"/>
          <table:table-cell table:style-name="ce39"/>
          <table:table-cell table:style-name="ce53"/>
          <table:table-cell table:style-name="ce64"/>
          <table:table-cell table:style-name="ce69"/>
          <table:table-cell table:style-name="ce69" table:formula="of:=IF(OR(ISBLANK(task_start);ISBLANK(task_end));&quot;&quot;;task_end-task_start+1)">
            <text:p/>
          </table:table-cell>
          <table:table-cell table:style-name="ce77" table:number-columns-repeated="56"/>
          <table:table-cell table:style-name="ce84" table:number-columns-repeated="960"/>
        </table:table-row>
        <table:table-row table:style-name="ro4">
          <table:table-cell table:style-name="ce1"/>
          <table:table-cell table:style-name="ce11" office:value-type="string" calcext:value-type="string">
            <text:p>Uso das téncias de </text:p>
            <text:p>data augmentation</text:p>
          </table:table-cell>
          <table:table-cell table:style-name="ce11" office:value-type="string" calcext:value-type="string">
            <text:p>1) Implementar e aplicar RGB2GRAY;</text:p>
            <text:p>2) Implementar e aplicar Soma de </text:p>
            <text:p>Fundo com gradiente;</text:p>
            <text:p>3) Implementar e aplicar logaritmo;</text:p>
            <text:p>4) Implementar e aplicar exponencial;</text:p>
            <text:p>5) Filtro da média;</text:p>
          </table:table-cell>
          <table:table-cell table:style-name="ce40" office:value-type="percentage" office:value="0" calcext:value-type="percentage">
            <text:p>0%</text:p>
          </table:table-cell>
          <table:table-cell table:style-name="ce54" table:formula="of:=[.F12]-8" office:value-type="date" office:date-value="2022-04-06" calcext:value-type="date">
            <text:p>4/6/22</text:p>
          </table:table-cell>
          <table:table-cell table:style-name="ce54" table:formula="of:=[.E14]+21" office:value-type="date" office:date-value="2022-04-27" calcext:value-type="date">
            <text:p>4/27/22</text:p>
          </table:table-cell>
          <table:table-cell table:style-name="ce69"/>
          <table:table-cell table:style-name="ce69" table:formula="of:=IF(OR(ISBLANK(task_start);ISBLANK(task_end));&quot;&quot;;task_end-task_start+1)" office:value-type="float" office:value="22" calcext:value-type="float">
            <text:p>22</text:p>
          </table:table-cell>
          <table:table-cell table:style-name="ce77" table:number-columns-repeated="56"/>
          <table:table-cell table:style-name="ce84" table:number-columns-repeated="960"/>
        </table:table-row>
        <table:table-row table:style-name="ro5">
          <table:table-cell/>
          <table:table-cell table:style-name="ce11" office:value-type="string" calcext:value-type="string">
            <text:p>Uso das técnicas </text:p>
            <text:p>De normalização</text:p>
          </table:table-cell>
          <table:table-cell table:style-name="ce11" office:value-type="string" calcext:value-type="string">
            <text:p>1) Computar o protótipo médio </text:p>
            <text:p>de cada classe;</text:p>
            <text:p>2) Computar o histograma de cada classe;</text:p>
            <text:p>3) Computar a variância dos histogramas </text:p>
            <text:p>de cada classe.</text:p>
          </table:table-cell>
          <table:table-cell table:style-name="ce40" office:value-type="percentage" office:value="0" calcext:value-type="percentage">
            <text:p>0%</text:p>
          </table:table-cell>
          <table:table-cell table:style-name="ce54" table:formula="of:=[.F14]-7" office:value-type="date" office:date-value="2022-04-20" calcext:value-type="date">
            <text:p>4/20/22</text:p>
          </table:table-cell>
          <table:table-cell table:style-name="ce54" table:formula="of:=[.E15]+14" office:value-type="date" office:date-value="2022-05-04" calcext:value-type="date">
            <text:p>5/4/22</text:p>
          </table:table-cell>
          <table:table-cell table:style-name="ce69"/>
          <table:table-cell table:style-name="ce69" table:formula="of:=IF(OR(ISBLANK(task_start);ISBLANK(task_end));&quot;&quot;;task_end-task_start+1)" office:value-type="float" office:value="15" calcext:value-type="float">
            <text:p>15</text:p>
          </table:table-cell>
          <table:table-cell table:style-name="ce77" table:number-columns-repeated="12"/>
          <table:table-cell table:style-name="ce83" table:number-columns-repeated="2"/>
          <table:table-cell table:style-name="ce77" table:number-columns-repeated="42"/>
          <table:table-cell table:style-name="ce84" table:number-columns-repeated="960"/>
        </table:table-row>
        <table:table-row table:style-name="ro2">
          <table:table-cell/>
          <table:table-cell table:style-name="ce11" office:value-type="string" calcext:value-type="string">
            <text:p>Análise de resultados do </text:p>
            <text:p>processamento</text:p>
          </table:table-cell>
          <table:table-cell table:style-name="ce11" office:value-type="string" calcext:value-type="string">
            <text:p>1) Apresentar os resultados no EP.</text:p>
          </table:table-cell>
          <table:table-cell table:style-name="ce40" office:value-type="percentage" office:value="0" calcext:value-type="percentage">
            <text:p>0%</text:p>
          </table:table-cell>
          <table:table-cell table:style-name="ce54" table:formula="of:=[.F15]-7" office:value-type="date" office:date-value="2022-04-27" calcext:value-type="date">
            <text:p>4/27/22</text:p>
          </table:table-cell>
          <table:table-cell table:style-name="ce54" table:formula="of:=[.E16]+7" office:value-type="date" office:date-value="2022-05-04" calcext:value-type="date">
            <text:p>5/4/22</text:p>
          </table:table-cell>
          <table:table-cell table:style-name="ce69"/>
          <table:table-cell table:style-name="ce69" table:formula="of:=IF(OR(ISBLANK(task_start);ISBLANK(task_end));&quot;&quot;;task_end-task_start+1)" office:value-type="float" office:value="8" calcext:value-type="float">
            <text:p>8</text:p>
          </table:table-cell>
          <table:table-cell table:style-name="ce77" table:number-columns-repeated="56"/>
          <table:table-cell table:style-name="ce84" table:number-columns-repeated="960"/>
        </table:table-row>
        <table:table-row table:style-name="ro2">
          <table:table-cell office:value-type="string" calcext:value-type="string">
            <text:p>Sample phase title block</text:p>
          </table:table-cell>
          <table:table-cell table:style-name="ce12" office:value-type="string" calcext:value-type="string">
            <text:p>Segmentação e classificação</text:p>
          </table:table-cell>
          <table:table-cell table:style-name="ce12"/>
          <table:table-cell table:style-name="ce41"/>
          <table:table-cell table:style-name="ce55"/>
          <table:table-cell table:style-name="ce65"/>
          <table:table-cell table:style-name="ce69"/>
          <table:table-cell table:style-name="ce69" table:formula="of:=IF(OR(ISBLANK(task_start);ISBLANK(task_end));&quot;&quot;;task_end-task_start+1)">
            <text:p/>
          </table:table-cell>
          <table:table-cell table:style-name="ce77" table:number-columns-repeated="56"/>
          <table:table-cell table:style-name="ce84" table:number-columns-repeated="960"/>
        </table:table-row>
        <table:table-row table:style-name="ro2">
          <table:table-cell/>
          <table:table-cell table:style-name="ce13" office:value-type="string" calcext:value-type="string">
            <text:p>Definição do Ground Truth</text:p>
          </table:table-cell>
          <table:table-cell table:style-name="ce13" office:value-type="string" calcext:value-type="string">
            <text:p>1) Obter ground truth manualmente para 15%</text:p>
            <text:p>do dataset.</text:p>
          </table:table-cell>
          <table:table-cell table:style-name="ce42" office:value-type="percentage" office:value="0" calcext:value-type="percentage">
            <text:p>0%</text:p>
          </table:table-cell>
          <table:table-cell table:style-name="ce56" office:value-type="date" office:date-value="2022-05-05" calcext:value-type="date">
            <text:p>5/5/22</text:p>
          </table:table-cell>
          <table:table-cell table:style-name="ce56" table:formula="of:=[.E18]+14" office:value-type="date" office:date-value="2022-05-19" calcext:value-type="date">
            <text:p>5/19/22</text:p>
          </table:table-cell>
          <table:table-cell table:style-name="ce69"/>
          <table:table-cell table:style-name="ce69" table:formula="of:=IF(OR(ISBLANK(task_start);ISBLANK(task_end));&quot;&quot;;task_end-task_start+1)" office:value-type="float" office:value="15" calcext:value-type="float">
            <text:p>15</text:p>
          </table:table-cell>
          <table:table-cell table:style-name="ce77" table:number-columns-repeated="56"/>
          <table:table-cell table:style-name="ce84" table:number-columns-repeated="960"/>
        </table:table-row>
        <table:table-row table:style-name="ro6">
          <table:table-cell/>
          <table:table-cell table:style-name="ce13" office:value-type="string" calcext:value-type="string">
            <text:p>Implementação do Feret Box</text:p>
          </table:table-cell>
          <table:table-cell table:style-name="ce13" office:value-type="string" calcext:value-type="string">
            <text:p>1) Implementar o algoritmo para computar a Feret Box;</text:p>
            <text:p>2) Extração da Faret Box para cada imagem.</text:p>
          </table:table-cell>
          <table:table-cell table:style-name="ce42" office:value-type="percentage" office:value="0" calcext:value-type="percentage">
            <text:p>0%</text:p>
          </table:table-cell>
          <table:table-cell table:style-name="ce56" table:formula="of:=[.F18]-7" office:value-type="date" office:date-value="2022-05-12" calcext:value-type="date">
            <text:p>5/12/22</text:p>
          </table:table-cell>
          <table:table-cell table:style-name="ce56" table:formula="of:=[.E19]+21" office:value-type="date" office:date-value="2022-06-02" calcext:value-type="date">
            <text:p>6/2/22</text:p>
          </table:table-cell>
          <table:table-cell table:style-name="ce69"/>
          <table:table-cell table:style-name="ce69" table:formula="of:=IF(OR(ISBLANK(task_start);ISBLANK(task_end));&quot;&quot;;task_end-task_start+1)" office:value-type="float" office:value="22" calcext:value-type="float">
            <text:p>22</text:p>
          </table:table-cell>
          <table:table-cell table:style-name="ce77" table:number-columns-repeated="56"/>
          <table:table-cell table:style-name="ce84" table:number-columns-repeated="960"/>
        </table:table-row>
        <table:table-row table:style-name="ro7">
          <table:table-cell/>
          <table:table-cell table:style-name="ce13" office:value-type="string" calcext:value-type="string">
            <text:p>Avaliação da Feret Box;</text:p>
          </table:table-cell>
          <table:table-cell table:style-name="ce13" office:value-type="string" calcext:value-type="string">
            <text:p>1) Avaliar os resultados da Faret Box.</text:p>
          </table:table-cell>
          <table:table-cell table:style-name="ce42" office:value-type="percentage" office:value="0" calcext:value-type="percentage">
            <text:p>0%</text:p>
          </table:table-cell>
          <table:table-cell table:style-name="ce56" table:formula="of:=[.F19]-7" office:value-type="date" office:date-value="2022-05-26" calcext:value-type="date">
            <text:p>5/26/22</text:p>
          </table:table-cell>
          <table:table-cell table:style-name="ce56" table:formula="of:=[.E20]+7" office:value-type="date" office:date-value="2022-06-02" calcext:value-type="date">
            <text:p>6/2/22</text:p>
          </table:table-cell>
          <table:table-cell table:style-name="ce69"/>
          <table:table-cell table:style-name="ce69" table:formula="of:=IF(OR(ISBLANK(task_start);ISBLANK(task_end));&quot;&quot;;task_end-task_start+1)" office:value-type="float" office:value="8" calcext:value-type="float">
            <text:p>8</text:p>
          </table:table-cell>
          <table:table-cell table:style-name="ce77" table:number-columns-repeated="56"/>
          <table:table-cell table:style-name="ce84" table:number-columns-repeated="960"/>
        </table:table-row>
        <table:table-row table:style-name="ro8">
          <table:table-cell/>
          <table:table-cell table:style-name="ce13" office:value-type="string" calcext:value-type="string">
            <text:p>Segmentação automática</text:p>
          </table:table-cell>
          <table:table-cell table:style-name="ce13" office:value-type="string" calcext:value-type="string">
            <text:p>1) Implementar os algoritmos clássicos</text:p>
            <text:p>de classificação;</text:p>
            <text:p>2) Extração de características da Feret Box;</text:p>
            <text:p>3) Classificação automática das imagens.</text:p>
          </table:table-cell>
          <table:table-cell table:style-name="ce42" office:value-type="percentage" office:value="0" calcext:value-type="percentage">
            <text:p>0%</text:p>
          </table:table-cell>
          <table:table-cell table:style-name="ce56" table:formula="of:=[.E20]+7" office:value-type="date" office:date-value="2022-06-02" calcext:value-type="date">
            <text:p>6/2/22</text:p>
          </table:table-cell>
          <table:table-cell table:style-name="ce56" table:formula="of:=[.E21]+21" office:value-type="date" office:date-value="2022-06-23" calcext:value-type="date">
            <text:p>6/23/22</text:p>
          </table:table-cell>
          <table:table-cell table:style-name="ce69"/>
          <table:table-cell table:style-name="ce69" table:formula="of:=IF(OR(ISBLANK(task_start);ISBLANK(task_end));&quot;&quot;;task_end-task_start+1)" office:value-type="float" office:value="22" calcext:value-type="float">
            <text:p>22</text:p>
          </table:table-cell>
          <table:table-cell table:style-name="ce77" table:number-columns-repeated="56"/>
          <table:table-cell table:style-name="ce84" table:number-columns-repeated="960"/>
        </table:table-row>
        <table:table-row table:style-name="ro9">
          <table:table-cell/>
          <table:table-cell table:style-name="ce13" office:value-type="string" calcext:value-type="string">
            <text:p>Avaliação da classificação</text:p>
          </table:table-cell>
          <table:table-cell table:style-name="ce13" office:value-type="string" calcext:value-type="string">
            <text:p>1) Avaliar os resultados da segmentação usando</text:p>
            <text:p>uma métrica apropriada.</text:p>
          </table:table-cell>
          <table:table-cell table:style-name="ce42" office:value-type="percentage" office:value="0" calcext:value-type="percentage">
            <text:p>0%</text:p>
          </table:table-cell>
          <table:table-cell table:style-name="ce56" table:formula="of:=[.F21]-7" office:value-type="date" office:date-value="2022-06-16" calcext:value-type="date">
            <text:p>6/16/22</text:p>
          </table:table-cell>
          <table:table-cell table:style-name="ce56" table:formula="of:=[.E22]+14" office:value-type="date" office:date-value="2022-06-30" calcext:value-type="date">
            <text:p>6/30/22</text:p>
          </table:table-cell>
          <table:table-cell table:style-name="ce69"/>
          <table:table-cell table:style-name="ce69" table:formula="of:=IF(OR(ISBLANK(task_start);ISBLANK(task_end));&quot;&quot;;task_end-task_start+1)" office:value-type="float" office:value="15" calcext:value-type="float">
            <text:p>15</text:p>
          </table:table-cell>
          <table:table-cell table:style-name="ce77" table:number-columns-repeated="56"/>
          <table:table-cell table:style-name="ce84" table:number-columns-repeated="960"/>
        </table:table-row>
        <table:table-row table:style-name="ro2">
          <table:table-cell office:value-type="string" calcext:value-type="string">
            <text:p>Sample phase title block</text:p>
          </table:table-cell>
          <table:table-cell table:style-name="ce14" office:value-type="string" calcext:value-type="string">
            <text:p>Conclusão</text:p>
          </table:table-cell>
          <table:table-cell table:style-name="ce14"/>
          <table:table-cell table:style-name="ce43"/>
          <table:table-cell table:style-name="ce57"/>
          <table:table-cell table:style-name="ce66"/>
          <table:table-cell table:style-name="ce69"/>
          <table:table-cell table:style-name="ce69" table:formula="of:=IF(OR(ISBLANK(task_start);ISBLANK(task_end));&quot;&quot;;task_end-task_start+1)">
            <text:p/>
          </table:table-cell>
          <table:table-cell table:style-name="ce77" table:number-columns-repeated="56"/>
          <table:table-cell table:style-name="ce84" table:number-columns-repeated="960"/>
        </table:table-row>
        <table:table-row table:style-name="ro2">
          <table:table-cell/>
          <table:table-cell table:style-name="ce15" office:value-type="string" calcext:value-type="string">
            <text:p>Entregar o relatório final</text:p>
          </table:table-cell>
          <table:table-cell table:style-name="ce15" office:value-type="string" calcext:value-type="string">
            <text:p>1) Entrega do relatório final.</text:p>
          </table:table-cell>
          <table:table-cell table:style-name="ce44" office:value-type="percentage" office:value="0" calcext:value-type="percentage">
            <text:p>0%</text:p>
          </table:table-cell>
          <table:table-cell table:style-name="ce58" table:formula="of:=[.F22]" office:value-type="date" office:date-value="2022-06-30" calcext:value-type="date">
            <text:p>6/30/22</text:p>
          </table:table-cell>
          <table:table-cell table:style-name="ce58" table:formula="of:=[.E24]+12" office:value-type="date" office:date-value="2022-07-12" calcext:value-type="date">
            <text:p>7/12/22</text:p>
          </table:table-cell>
          <table:table-cell table:style-name="ce69"/>
          <table:table-cell table:style-name="ce69" table:formula="of:=IF(OR(ISBLANK(task_start);ISBLANK(task_end));&quot;&quot;;task_end-task_start+1)" office:value-type="float" office:value="13" calcext:value-type="float">
            <text:p>13</text:p>
          </table:table-cell>
          <table:table-cell table:style-name="ce77" table:number-columns-repeated="56"/>
          <table:table-cell table:style-name="ce84" table:number-columns-repeated="960"/>
        </table:table-row>
        <table:table-row table:style-name="ro2">
          <table:table-cell/>
          <table:table-cell table:style-name="ce15" office:value-type="string" calcext:value-type="string">
            <text:p>Apresentação dos resultados</text:p>
          </table:table-cell>
          <table:table-cell table:style-name="ce15" office:value-type="string" calcext:value-type="string">
            <text:p>1) Apresentação do Pitch do trabalho</text:p>
          </table:table-cell>
          <table:table-cell table:style-name="ce44" office:value-type="percentage" office:value="0" calcext:value-type="percentage">
            <text:p>0%</text:p>
          </table:table-cell>
          <table:table-cell table:style-name="ce58" table:formula="of:=[.E24]" office:value-type="date" office:date-value="2022-06-30" calcext:value-type="date">
            <text:p>6/30/22</text:p>
          </table:table-cell>
          <table:table-cell table:style-name="ce58" table:formula="of:=[.E25]+12" office:value-type="date" office:date-value="2022-07-12" calcext:value-type="date">
            <text:p>7/12/22</text:p>
          </table:table-cell>
          <table:table-cell table:style-name="ce69"/>
          <table:table-cell table:style-name="ce69" table:formula="of:=IF(OR(ISBLANK(task_start);ISBLANK(task_end));&quot;&quot;;task_end-task_start+1)" office:value-type="float" office:value="13" calcext:value-type="float">
            <text:p>13</text:p>
          </table:table-cell>
          <table:table-cell table:style-name="ce77" table:number-columns-repeated="56"/>
          <table:table-cell table:style-name="ce84" table:number-columns-repeated="960"/>
        </table:table-row>
        <table:table-row table:style-name="ro2">
          <table:table-cell office:value-type="string" calcext:value-type="string">
            <text:p>This is an empty row</text:p>
          </table:table-cell>
          <table:table-cell table:style-name="ce16" table:number-columns-repeated="2"/>
          <table:table-cell table:style-name="ce45"/>
          <table:table-cell table:style-name="ce59" table:number-columns-repeated="2"/>
          <table:table-cell table:style-name="ce69"/>
          <table:table-cell table:style-name="ce69" table:formula="of:=IF(OR(ISBLANK(task_start);ISBLANK(task_end));&quot;&quot;;task_end-task_start+1)">
            <text:p/>
          </table:table-cell>
          <table:table-cell table:style-name="ce77" table:number-columns-repeated="56"/>
          <table:table-cell table:style-name="ce84" table:number-columns-repeated="960"/>
        </table:table-row>
        <table:table-row table:style-name="ro2">
          <table:table-cell table:style-name="ce1" office:value-type="string" calcext:value-type="string">
            <text:p>This row marks the end of the Project Schedule. DO NOT enter anything in this row. </text:p>
            <text:p>Insert new rows ABOVE this one to continue building out your Project Schedule.</text:p>
          </table:table-cell>
          <table:table-cell table:style-name="ce17" office:value-type="string" calcext:value-type="string">
            <text:p>Insert new rows ABOVE this one</text:p>
          </table:table-cell>
          <table:table-cell table:style-name="ce17"/>
          <table:table-cell table:style-name="ce46"/>
          <table:table-cell table:style-name="ce60"/>
          <table:table-cell table:style-name="ce67"/>
          <table:table-cell table:style-name="ce70"/>
          <table:table-cell table:style-name="ce70" table:formula="of:=IF(OR(ISBLANK(task_start);ISBLANK(task_end));&quot;&quot;;task_end-task_start+1)">
            <text:p/>
          </table:table-cell>
          <table:table-cell table:style-name="ce78" table:number-columns-repeated="56"/>
          <table:table-cell table:style-name="ce84" table:number-columns-repeated="960"/>
        </table:table-row>
        <table:table-row table:style-name="ro2">
          <table:table-cell table:number-columns-repeated="6"/>
          <table:table-cell table:style-name="ce71"/>
          <table:table-cell table:number-columns-repeated="1017"/>
        </table:table-row>
        <table:table-row table:style-name="ro2">
          <table:table-cell table:number-columns-repeated="5"/>
          <table:table-cell table:style-name="ce68"/>
          <table:table-cell table:number-columns-repeated="1018"/>
        </table:table-row>
        <table:table-row table:style-name="ro2" table:number-rows-repeated="1048541">
          <table:table-cell table:number-columns-repeated="1024"/>
        </table:table-row>
        <table:table-row table:style-name="ro10" table:number-rows-repeated="5">
          <table:table-cell table:number-columns-repeated="1024"/>
        </table:table-row>
        <table:table-row table:style-name="ro10">
          <table:table-cell table:number-columns-repeated="1024"/>
        </table:table-row>
        <table:named-expressions>
          <table:named-range table:name="task_end" table:base-cell-address="$ProjectSchedule.$A$1" table:cell-range-address="$ProjectSchedule.$F1"/>
          <table:named-range table:name="task_progress" table:base-cell-address="$ProjectSchedule.$A$1" table:cell-range-address="$ProjectSchedule.$D1"/>
          <table:named-range table:name="task_start" table:base-cell-address="$ProjectSchedule.$A$1" table:cell-range-address="$ProjectSchedule.$E1"/>
          <table:named-expression table:name="today" table:base-cell-address="$ProjectSchedule.$A$1" table:expression="TODAY()"/>
          <table:named-range table:name="_xlnm.Print_Titles" table:base-cell-address="$ProjectSchedule.$A$1" table:cell-range-address="$ProjectSchedule.$A$4:.$AMJ$6" table:range-usable-as="repeat-column repeat-row"/>
        </table:named-expressions>
        <calcext:conditional-formats>
          <calcext:conditional-format calcext:target-range-address="ProjectSchedule.D7:ProjectSchedule.D27">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5:ProjectSchedule.BL27">
            <calcext:condition calcext:apply-style-name="ConditionalStyle_3" calcext:value="formula-is(AND(TODAY()&gt;=[.I$5];TODAY()&lt;[.J$5]))" calcext:base-cell-address="ProjectSchedule.I5"/>
          </calcext:conditional-format>
          <calcext:conditional-format calcext:target-range-address="ProjectSchedule.I7:ProjectSchedule.BL27">
            <calcext:condition calcext:apply-style-name="ConditionalStyle_2" calcext:value="formula-is(AND(task_start&lt;=[.I$5];ROUNDDOWN((task_end-task_start+1)*task_progress;0)+task_start-1&gt;=[.I$5]))" calcext:base-cell-address="ProjectSchedule.I7"/>
            <calcext:condition calcext:apply-style-name="ConditionalStyle_1" calcext:value="formula-is(AND(task_end&gt;=[.I$5];task_start&lt;[.J$5]))" calcext:base-cell-address="ProjectSchedule.I7"/>
          </calcext:conditional-format>
        </calcext:conditional-formats>
      </table:table>
      <table:table table:name="About" table:style-name="ta2">
        <table:table-column table:style-name="co10" table:default-cell-style-name="ce85"/>
        <table:table-column table:style-name="co11" table:number-columns-repeated="1023" table:default-cell-style-name="ce34"/>
        <table:table-row table:style-name="ro11">
          <table:table-cell>
            <draw:a xlink:type="simple" xlink:href="https://www.vertex42.com/ExcelTemplates/simple-gantt-chart.html?utm_source=ms&amp;utm_medium=file&amp;utm_campaign=office&amp;utm_content=logo">
              <draw:frame draw:z-index="0" draw:name="Picture 1" draw:style-name="gr1" draw:text-style-name="P1" svg:width="2.0831in" svg:height="0.4685in" svg:x="0in" svg:y="0.1043in">
                <draw:image xlink:href="Pictures/10000201000000C80000002DC6FF9B7815263DA9.png" xlink:type="simple" xlink:show="embed" xlink:actuate="onLoad" loext:mime-type="image/png">
                  <text:p/>
                </draw:image>
                <svg:desc>Vertex42 logo</svg:desc>
              </draw:frame>
            </draw:a>
          </table:table-cell>
          <table:table-cell table:number-columns-repeated="1023"/>
        </table:table-row>
        <table:table-row table:style-name="ro12">
          <table:table-cell table:style-name="ce86" office:value-type="string" calcext:value-type="string">
            <text:p><text:a xlink:href="https://www.vertex42.com/ExcelTemplates/simple-gantt-chart.html?utm_source=ms&amp;utm_medium=file&amp;utm_campaign=office&amp;utm_content=text" xlink:type="simple">SIMPLE GANTT CHART by Vertex42.com</text:a></text:p>
          </table:table-cell>
          <table:table-cell table:style-name="ce86"/>
          <table:table-cell table:style-name="ce94" table:number-columns-repeated="1022"/>
        </table:table-row>
        <table:table-row table:style-name="ro13">
          <table:table-cell table:style-name="ce87"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92"/>
          <table:table-cell table:style-name="ce95" table:number-columns-repeated="1022"/>
        </table:table-row>
        <table:table-row table:style-name="ro14">
          <table:table-cell table:style-name="ce88" office:value-type="string" calcext:value-type="string">
            <text:p>About This Template</text:p>
          </table:table-cell>
          <table:table-cell table:style-name="ce93" table:number-columns-repeated="1023"/>
        </table:table-row>
        <table:table-row table:style-name="ro15">
          <table:table-cell table:style-name="ce89" office:value-type="string" calcext:value-type="string">
            <text:p>This template provides a simple way to create a Gantt chart to help visualize and track your project. Simply enter your tasks and start and end dates - no formulas required. The bars in the Gantt chart represent the duration of the task and are displayed using conditional formatting. Insert new tasks by inserting new rows.</text:p>
          </table:table-cell>
          <table:table-cell table:number-columns-repeated="1023"/>
        </table:table-row>
        <table:table-row table:style-name="ro16">
          <table:table-cell table:style-name="ce88" office:value-type="string" calcext:value-type="string">
            <text:p>Guide for Screen Readers</text:p>
          </table:table-cell>
          <table:table-cell table:number-columns-repeated="1023"/>
        </table:table-row>
        <table:table-row table:style-name="ro17">
          <table:table-cell table:style-name="ce90" office:value-type="string" calcext:value-type="string">
            <text:p>There are 2 worksheets in this workbook. </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 </text:p>
            <text:p/>
            <text:p>This hidden text will not print.</text:p>
            <text:p/>
            <text:p>To remove these instructions from the worksheet, simply delete column A.</text:p>
          </table:table-cell>
          <table:table-cell table:style-name="ce85" table:number-columns-repeated="1023"/>
        </table:table-row>
        <table:table-row table:style-name="ro14">
          <table:table-cell table:style-name="ce88" office:value-type="string" calcext:value-type="string">
            <text:p>Additional Help</text:p>
          </table:table-cell>
          <table:table-cell table:style-name="ce93" table:number-columns-repeated="1023"/>
        </table:table-row>
        <table:table-row table:style-name="ro18">
          <table:table-cell table:style-name="ce89" office:value-type="string" calcext:value-type="string">
            <text:p>Click on the link below to visit vertex42.com and learn more about how to use this template, such as how to calculate days and work days, create task dependencies, change the colors of the bars, add a scroll bar to make it easier to change the display week, extend the date range displayed in the chart, etc.</text:p>
          </table:table-cell>
          <table:table-cell table:number-columns-repeated="1023"/>
        </table:table-row>
        <table:table-row table:style-name="ro19">
          <table:table-cell table:style-name="ce91" office:value-type="string" calcext:value-type="string">
            <text:p><text:a xlink:href="https://www.vertex42.com/ExcelTemplates/simple-gantt-chart.html?utm_source=ms&amp;utm_medium=file&amp;utm_campaign=office&amp;utm_content=help" xlink:type="simple">How to Use the Simple Gantt Chart</text:a></text:p>
          </table:table-cell>
          <table:table-cell table:style-name="ce85" table:number-columns-repeated="1023"/>
        </table:table-row>
        <table:table-row table:style-name="ro14">
          <table:table-cell table:style-name="ce88" office:value-type="string" calcext:value-type="string">
            <text:p>More Project Management Templates</text:p>
          </table:table-cell>
          <table:table-cell table:style-name="ce93" table:number-columns-repeated="1023"/>
        </table:table-row>
        <table:table-row table:style-name="ro20">
          <table:table-cell table:style-name="ce89" office:value-type="string" calcext:value-type="string">
            <text:p>Visit Vertex42.com to download other project management templates, including different types of project schedules, Gantt charts, tasks lists, etc.</text:p>
          </table:table-cell>
          <table:table-cell table:number-columns-repeated="1023"/>
        </table:table-row>
        <table:table-row table:style-name="ro19">
          <table:table-cell table:style-name="ce91" office:value-type="string" calcext:value-type="string">
            <text:p><text:a xlink:href="https://www.vertex42.com/ExcelTemplates/excel-project-management.html?utm_source=ms&amp;utm_medium=file&amp;utm_campaign=office&amp;utm_content=text" xlink:type="simple">Project Management Templates</text:a></text:p>
          </table:table-cell>
          <table:table-cell table:style-name="ce85" table:number-columns-repeated="1023"/>
        </table:table-row>
        <table:table-row table:style-name="ro14">
          <table:table-cell table:style-name="ce88" office:value-type="string" calcext:value-type="string">
            <text:p>About Vertex42</text:p>
          </table:table-cell>
          <table:table-cell table:style-name="ce93" table:number-columns-repeated="1023"/>
        </table:table-row>
        <table:table-row table:style-name="ro21">
          <table:table-cell table:style-name="ce89" office:value-type="string" calcext:value-type="string">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zation.</text:p>
          </table:table-cell>
          <table:table-cell table:number-columns-repeated="1023"/>
        </table:table-row>
        <table:table-row table:style-name="ro22">
          <table:table-cell table:style-name="ce89" office:value-type="string" calcext:value-type="string">
            <text:p>Businesses will find invoices, time sheets, inventory trackers, financial statements, and project planning templates. Teachers and students will find resources such as class schedules, grade books, and attendance sheets. Organize your family life with meal planners, checklists, and exercise logs. Each template is thoroughly researched, refined, and improved over time through feedback from thousands of users.</text:p>
          </table:table-cell>
          <table:table-cell table:number-columns-repeated="1023"/>
        </table:table-row>
        <table:table-row table:style-name="ro23" table:number-rows-repeated="1048559">
          <table:table-cell table:number-columns-repeated="1024"/>
        </table:table-row>
        <table:table-row table:style-name="ro23">
          <table:table-cell table:number-columns-repeated="1024"/>
        </table:table-row>
      </table:table>
      <table:named-expressions>
        <table:named-range table:name="Display_Week" table:base-cell-address="$ProjectSchedule.$A$1" table:cell-range-address="$ProjectSchedule.$E$4"/>
        <table:named-range table:name="Project_Start" table:base-cell-address="$ProjectSchedule.$A$1" table:cell-range-address="$ProjectSchedule.$E$3"/>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date-style style:name="N125P0" style:volatile="true">
      <number:month/>
      <number:text>/</number:text>
      <number:day/>
      <number:text>/</number:text>
      <number:year/>
    </number:date-style>
    <number:text-style style:name="N125">
      <number:text-content/>
      <style:map style:condition="value()&lt;=1.79769313486232E+308" style:apply-style-name="N125P0"/>
    </number:text-style>
    <number:date-style style:name="N126">
      <number:day-of-week/>
      <number:text>, </number:text>
      <number:month/>
      <number:text>/</number:text>
      <number:day/>
      <number:text>/</number:text>
      <number:year number:style="long"/>
    </number:date-style>
    <number:currency-style style:name="N128P0" style:volatile="true">
      <number:currency-symbol/>
      <number:number number:decimal-places="0" loext:min-decimal-places="0" number:min-integer-digits="1" number:grouping="true"/>
      <number:text> </number:text>
    </number:currency-style>
    <number:currency-style style:name="N128">
      <number:text>(</number:text>
      <number:currency-symbol/>
      <number:number number:decimal-places="0" loext:min-decimal-places="0" number:min-integer-digits="1" number:grouping="true"/>
      <number:text>)</number:text>
      <style:map style:condition="value()&gt;=0" style:apply-style-name="N128P0"/>
    </number:currency-style>
    <number:currency-style style:name="N129P0" style:volatile="true">
      <number:currency-symbol/>
      <number:number number:decimal-places="0" loext:min-decimal-places="0" number:min-integer-digits="1" number:grouping="true"/>
      <number:text> </number:text>
    </number:currency-style>
    <number:currency-style style:name="N129">
      <style:text-properties fo:color="#ff0000"/>
      <number:text>(</number:text>
      <number:currency-symbol/>
      <number:number number:decimal-places="0" loext:min-decimal-places="0" number:min-integer-digits="1" number:grouping="true"/>
      <number:text>)</number:text>
      <style:map style:condition="value()&gt;=0" style:apply-style-name="N129P0"/>
    </number:currency-style>
    <number:currency-style style:name="N131P0" style:volatile="true">
      <number:currency-symbol/>
      <number:number number:decimal-places="2" loext:min-decimal-places="2" number:min-integer-digits="1" number:grouping="true"/>
      <number:text> </number:text>
    </number:currency-style>
    <number:currency-style style:name="N131">
      <number:text>(</number:text>
      <number:currency-symbol/>
      <number:number number:decimal-places="2" loext:min-decimal-places="2" number:min-integer-digits="1" number:grouping="true"/>
      <number:text>)</number:text>
      <style:map style:condition="value()&gt;=0" style:apply-style-name="N131P0"/>
    </number:currency-style>
    <number:currency-style style:name="N132P0" style:volatile="true">
      <number:currency-symbol/>
      <number:number number:decimal-places="2" loext:min-decimal-places="2" number:min-integer-digits="1" number:grouping="true"/>
      <number:text> </number:text>
    </number:currency-style>
    <number:currency-style style:name="N132">
      <style:text-properties fo:color="#ff0000"/>
      <number:text>(</number:text>
      <number:currency-symbol/>
      <number:number number:decimal-places="2" loext: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3P0" style:volatile="true">
      <number:number number:decimal-places="0" loext:min-decimal-places="0" number:min-integer-digits="1" number:grouping="true"/>
      <number:text> </number:text>
    </number:number-style>
    <number:number-style style:name="N143">
      <style:text-properties fo:color="#ff0000"/>
      <number:text>(</number:text>
      <number:number number:decimal-places="0" loext:min-decimal-places="0" number:min-integer-digits="1" number:grouping="true"/>
      <number:text>)</number:text>
      <style:map style:condition="value()&gt;=0" style:apply-style-name="N143P0"/>
    </number:number-style>
    <number:number-style style:name="N145P0" style:volatile="true">
      <number:number number:decimal-places="2" loext:min-decimal-places="2" number:min-integer-digits="1" number:grouping="true"/>
      <number:text> </number:text>
    </number:number-style>
    <number:number-style style:name="N145">
      <style:text-properties fo:color="#ff0000"/>
      <number:text>(</number:text>
      <number:number number:decimal-places="2" loext:min-decimal-places="2" number:min-integer-digits="1" number:grouping="true"/>
      <number:text>)</number:text>
      <style:map style:condition="value()&gt;=0" style:apply-style-name="N145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 </loext:text>
      <loext:fill-character> </loext:fill-character>
      <number:text>(</number:text>
      <number:number number:decimal-places="0" loext:min-decimal-places="0" number:min-integer-digits="1" number:grouping="true"/>
      <number:text>)</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currency-style style:name="N153P0" style:volatile="true">
      <number:currency-symbol/>
      <loext:fill-character> </loext:fill-character>
      <number:number number:decimal-places="0" loext:min-decimal-places="0" number:min-integer-digits="1" number:grouping="true"/>
      <number:text> </number:text>
    </number:currency-style>
    <number:currency-style style:name="N153P1" style:volatile="true">
      <number:currency-symbol/>
      <loext:fill-character> </loext:fill-character>
      <number:text>(</number:text>
      <number:number number:decimal-places="0" loext:min-decimal-places="0" number:min-integer-digits="1" number:grouping="true"/>
      <number:text>)</number:text>
    </number:currency-style>
    <number:currency-style style:name="N153P2" style:volatile="true">
      <number:currency-symbol/>
      <loext:fill-character> </loext:fill-character>
      <number:text>- </number:text>
    </number:currency-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loext:fill-character> </loext:fill-character>
      <number:number number:decimal-places="2" loext:min-decimal-places="2" number:min-integer-digits="1" number:grouping="true"/>
      <number:text> </number:text>
    </number:currency-style>
    <number:currency-style style:name="N157P1" style:volatile="true">
      <number:currency-symbol/>
      <loext:fill-character> </loext:fill-character>
      <number:text>(</number:text>
      <number:number number:decimal-places="2" loext:min-decimal-places="2" number:min-integer-digits="1" number:grouping="true"/>
      <number:text>)</number:text>
    </number:currency-style>
    <number:currency-style style:name="N157P2" style:volatile="true">
      <number:currency-symbol/>
      <loext:fill-character> </loext:fill-character>
      <number:text>-</number:text>
      <number:number number:decimal-places="0" loext:min-decimal-places="0" number:min-integer-digits="0"/>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minutes number:style="long"/>
      <number:text>:</number:text>
      <number:seconds number:style="long"/>
    </number:time-style>
    <number:time-style style:name="N159" number:truncate-on-overflow="false">
      <number:hours/>
      <number:text>:</number:text>
      <number:minutes number:style="long"/>
      <number:text>:</number:text>
      <number:seconds number:style="long"/>
    </number:time-style>
    <number:time-style style:name="N160">
      <number:minutes number:style="long"/>
      <number:text>:</number:text>
      <number:seconds number:style="long" number:decimal-places="1"/>
    </number:time-style>
    <number:number-style style:name="N161">
      <number:scientific-number number:decimal-places="1" loext:min-decimal-places="1" number:min-integer-digits="1" number:min-exponent-digits="1" loext:exponent-interval="3" loext:forced-exponent-sign="true"/>
    </number:number-style>
    <number:date-style style:name="N162">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ate" style:family="table-cell" style:parent-style-name="Default" style:data-style-name="N125">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omma" style:display-name="Excel Built-in Comma" style:family="table-cell" style:parent-style-name="Default" style:data-style-name="N124">
      <style:table-cell-properties style:diagonal-bl-tr="none" style:diagonal-tl-br="none" fo:border="0.74pt solid #a6a6a6"/>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2563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Nam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Project_20_Start" style:display-name="Project Start" style:family="table-cell" style:parent-style-name="Default" style:data-style-name="N126">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ask"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5126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5in" fo:margin-bottom="0.5in" fo:margin-left="0.5in" fo:margin-right="0.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35in" fo:margin-bottom="0.3in" fo:margin-left="0.35in" fo:margin-right="0.35in" style:print-page-order="ttb" style:first-page-number="continue" loext:scale-to-X="1" style:table-centering="horizontal" style:writing-mode="lr-tb" style:print="charts drawings objects zero-values"/>
      <style:header-style>
        <style:header-footer-properties fo:min-height="0.2953in" fo:margin-left="0in" fo:margin-right="0in" fo:margin-bottom="0.0984in"/>
      </style:header-style>
      <style:footer-style>
        <style:header-footer-properties fo:min-height="0.2in" fo:margin-left="0in" fo:margin-right="0in" fo:margin-top="0.0472in"/>
      </style:footer-style>
    </style:page-layout>
    <style:style style:name="MT1"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3">00/00/0000</text:date>, <text:time style:data-style-name="N2" text:time-value="15:35:59.351614841">00:00:00</text:time></text:p>
        </style:region-right>
      </style:header>
      <style:header-left style:display="false"/>
      <style:footer>
        <text:p>Page <text:page-number>1</text:page-number><text:s/>/ <text:page-count>99</text:page-count></text:p>
      </style:footer>
      <style:footer-left style:display="false"/>
    </style:master-page>
    <style:master-page style:name="PageStyle_5f_About" style:display-name="PageStyle_About" style:page-layout-name="Mpm3">
      <style:header style:display="false"/>
      <style:header-left style:display="false"/>
      <style:footer style:display="false"/>
      <style:footer-left style:display="false"/>
    </style:master-page>
    <style:master-page style:name="PageStyle_5f_ProjectSchedule" style:display-name="PageStyle_ProjectSchedule" style:page-layout-name="Mpm4">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1:34:22.250732405</meta:creation-date>
    <dc:date>2022-04-03T16:47:50.231514608</dc:date>
    <meta:generator>LibreOffice/6.4.7.2$Linux_X86_64 LibreOffice_project/40$Build-2</meta:generator>
    <meta:editing-duration>PT2H1M55S</meta:editing-duration>
    <meta:editing-cycles>7</meta:editing-cycles>
    <meta:document-statistic meta:table-count="2" meta:cell-count="256"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M16400962" xlink:href=""/>
  </office:meta>
</office:document-meta>
</file>